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greedy_init_one2one_memory_10_times4ave_1_maxs_10.0" table:style-name="ta1">
        <table:shapes>
          <draw:frame draw:z-index="0" draw:style-name="gr1" draw:text-style-name="P1" svg:width="36.039cm" svg:height="9.005cm" svg:x="5.091cm" svg:y="47.441cm">
            <draw:object draw:notify-on-update-of-ranges="'TESTBENCH_metaheu_ls_vnd_bvns_ts__niter_10_search_greedy_init_one2one_memory_10_times4ave_1_maxs_10.0'.E1:'TESTBENCH_metaheu_ls_vnd_bvns_ts__niter_10_search_greedy_init_one2one_memory_10_times4ave_1_maxs_10.0'.E1 'TESTBENCH_metaheu_ls_vnd_bvns_ts__niter_10_search_greedy_init_one2one_memory_10_times4ave_1_maxs_10.0'.E2:'TESTBENCH_metaheu_ls_vnd_bvns_ts__niter_10_search_greedy_init_one2one_memory_10_times4ave_1_maxs_10.0'.E101 'TESTBENCH_metaheu_ls_vnd_bvns_ts__niter_10_search_greedy_init_one2one_memory_10_times4ave_1_maxs_10.0'.H1:'TESTBENCH_metaheu_ls_vnd_bvns_ts__niter_10_search_greedy_init_one2one_memory_10_times4ave_1_maxs_10.0'.H1 'TESTBENCH_metaheu_ls_vnd_bvns_ts__niter_10_search_greedy_init_one2one_memory_10_times4ave_1_maxs_10.0'.H2:'TESTBENCH_metaheu_ls_vnd_bvns_ts__niter_10_search_greedy_init_one2one_memory_10_times4ave_1_maxs_10.0'.H101 'TESTBENCH_metaheu_ls_vnd_bvns_ts__niter_10_search_greedy_init_one2one_memory_10_times4ave_1_maxs_10.0'.K1:'TESTBENCH_metaheu_ls_vnd_bvns_ts__niter_10_search_greedy_init_one2one_memory_10_times4ave_1_maxs_10.0'.K1 'TESTBENCH_metaheu_ls_vnd_bvns_ts__niter_10_search_greedy_init_one2one_memory_10_times4ave_1_maxs_10.0'.K2:'TESTBENCH_metaheu_ls_vnd_bvns_ts__niter_10_search_greedy_init_one2one_memory_10_times4ave_1_maxs_10.0'.K101 'TESTBENCH_metaheu_ls_vnd_bvns_ts__niter_10_search_greedy_init_one2one_memory_10_times4ave_1_maxs_10.0'.N1:'TESTBENCH_metaheu_ls_vnd_bvns_ts__niter_10_search_greedy_init_one2one_memory_10_times4ave_1_maxs_10.0'.N1 'TESTBENCH_metaheu_ls_vnd_bvns_ts__niter_10_search_greedy_init_one2one_memory_10_times4ave_1_maxs_10.0'.N2:'TESTBENCH_metaheu_ls_vnd_bvns_ts__niter_10_search_greedy_init_one2one_memory_10_times4ave_1_maxs_10.0'.N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50nodes/dis_74.txt</text:p>
          </table:table-cell>
          <table:table-cell office:value-type="float" office:value="0.0233263969421387" calcext:value-type="float">
            <text:p>0,023326396942139</text:p>
          </table:table-cell>
          <table:table-cell table:number-columns-repeated="2" office:value-type="float" office:value="9016" calcext:value-type="float">
            <text:p>9016</text:p>
          </table:table-cell>
          <table:table-cell office:value-type="float" office:value="0.23204779624939" calcext:value-type="float">
            <text:p>0,23204779624939</text:p>
          </table:table-cell>
          <table:table-cell table:number-columns-repeated="2" office:value-type="float" office:value="3228" calcext:value-type="float">
            <text:p>3228</text:p>
          </table:table-cell>
          <table:table-cell office:value-type="float" office:value="10.0030601024628" calcext:value-type="float">
            <text:p>10,0030601024628</text:p>
          </table:table-cell>
          <table:table-cell table:number-columns-repeated="2" office:value-type="float" office:value="2051" calcext:value-type="float">
            <text:p>2051</text:p>
          </table:table-cell>
          <table:table-cell office:value-type="float" office:value="10.0152246952057" calcext:value-type="float">
            <text:p>10,0152246952057</text:p>
          </table:table-cell>
          <table:table-cell table:number-columns-repeated="2"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50nodes/dis_51.txt</text:p>
          </table:table-cell>
          <table:table-cell office:value-type="float" office:value="0.013350248336792" calcext:value-type="float">
            <text:p>0,013350248336792</text:p>
          </table:table-cell>
          <table:table-cell table:number-columns-repeated="2" office:value-type="float" office:value="10919" calcext:value-type="float">
            <text:p>10919</text:p>
          </table:table-cell>
          <table:table-cell office:value-type="float" office:value="0.251138210296631" calcext:value-type="float">
            <text:p>0,251138210296631</text:p>
          </table:table-cell>
          <table:table-cell table:number-columns-repeated="2" office:value-type="float" office:value="3014" calcext:value-type="float">
            <text:p>3014</text:p>
          </table:table-cell>
          <table:table-cell office:value-type="float" office:value="9.99839854240418" calcext:value-type="float">
            <text:p>9,99839854240418</text:p>
          </table:table-cell>
          <table:table-cell table:number-columns-repeated="2" office:value-type="float" office:value="2122" calcext:value-type="float">
            <text:p>2122</text:p>
          </table:table-cell>
          <table:table-cell office:value-type="float" office:value="10.0184397697449" calcext:value-type="float">
            <text:p>10,0184397697449</text:p>
          </table:table-cell>
          <table:table-cell table:number-columns-repeated="2" office:value-type="float" office:value="4359" calcext:value-type="float">
            <text:p>4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50nodes/dis_50.txt</text:p>
          </table:table-cell>
          <table:table-cell office:value-type="float" office:value="0.0196950435638428" calcext:value-type="float">
            <text:p>0,019695043563843</text:p>
          </table:table-cell>
          <table:table-cell table:number-columns-repeated="2" office:value-type="float" office:value="9545" calcext:value-type="float">
            <text:p>9545</text:p>
          </table:table-cell>
          <table:table-cell office:value-type="float" office:value="0.26340389251709" calcext:value-type="float">
            <text:p>0,26340389251709</text:p>
          </table:table-cell>
          <table:table-cell table:number-columns-repeated="2" office:value-type="float" office:value="3291" calcext:value-type="float">
            <text:p>3291</text:p>
          </table:table-cell>
          <table:table-cell office:value-type="float" office:value="9.99722623825073" calcext:value-type="float">
            <text:p>9,99722623825073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9.99991583824158" calcext:value-type="float">
            <text:p>9,99991583824158</text:p>
          </table:table-cell>
          <table:table-cell table:number-columns-repeated="2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50nodes/dis_72.txt</text:p>
          </table:table-cell>
          <table:table-cell office:value-type="float" office:value="0.076650857925415" calcext:value-type="float">
            <text:p>0,076650857925415</text:p>
          </table:table-cell>
          <table:table-cell table:number-columns-repeated="2" office:value-type="float" office:value="7594" calcext:value-type="float">
            <text:p>7594</text:p>
          </table:table-cell>
          <table:table-cell office:value-type="float" office:value="0.235832214355469" calcext:value-type="float">
            <text:p>0,235832214355469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9.99884653091431" calcext:value-type="float">
            <text:p>9,99884653091431</text:p>
          </table:table-cell>
          <table:table-cell table:number-columns-repeated="2" office:value-type="float" office:value="2219" calcext:value-type="float">
            <text:p>2219</text:p>
          </table:table-cell>
          <table:table-cell office:value-type="float" office:value="10.023389339447" calcext:value-type="float">
            <text:p>10,023389339447</text:p>
          </table:table-cell>
          <table:table-cell table:number-columns-repeated="2"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50nodes/dis_29.txt</text:p>
          </table:table-cell>
          <table:table-cell office:value-type="float" office:value="0.0198180675506592" calcext:value-type="float">
            <text:p>0,019818067550659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0.209523677825928" calcext:value-type="float">
            <text:p>0,209523677825928</text:p>
          </table:table-cell>
          <table:table-cell table:number-columns-repeated="2" office:value-type="float" office:value="3764" calcext:value-type="float">
            <text:p>3764</text:p>
          </table:table-cell>
          <table:table-cell office:value-type="float" office:value="9.99938559532166" calcext:value-type="float">
            <text:p>9,99938559532166</text:p>
          </table:table-cell>
          <table:table-cell table:number-columns-repeated="2" office:value-type="float" office:value="2078" calcext:value-type="float">
            <text:p>2078</text:p>
          </table:table-cell>
          <table:table-cell office:value-type="float" office:value="10.0330500602722" calcext:value-type="float">
            <text:p>10,0330500602722</text:p>
          </table:table-cell>
          <table:table-cell table:number-columns-repeated="2" office:value-type="float" office:value="4149" calcext:value-type="float">
            <text:p>41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50nodes/dis_1.txt</text:p>
          </table:table-cell>
          <table:table-cell office:value-type="float" office:value="0.0164203643798828" calcext:value-type="float">
            <text:p>0,016420364379883</text:p>
          </table:table-cell>
          <table:table-cell table:number-columns-repeated="2" office:value-type="float" office:value="9821" calcext:value-type="float">
            <text:p>9821</text:p>
          </table:table-cell>
          <table:table-cell office:value-type="float" office:value="0.260303735733032" calcext:value-type="float">
            <text:p>0,260303735733032</text:p>
          </table:table-cell>
          <table:table-cell table:number-columns-repeated="2" office:value-type="float" office:value="3424" calcext:value-type="float">
            <text:p>3424</text:p>
          </table:table-cell>
          <table:table-cell office:value-type="float" office:value="9.99764251708984" calcext:value-type="float">
            <text:p>9,99764251708984</text:p>
          </table:table-cell>
          <table:table-cell table:number-columns-repeated="2" office:value-type="float" office:value="2073" calcext:value-type="float">
            <text:p>2073</text:p>
          </table:table-cell>
          <table:table-cell office:value-type="float" office:value="10.0221002101898" calcext:value-type="float">
            <text:p>10,0221002101898</text:p>
          </table:table-cell>
          <table:table-cell table:number-columns-repeated="2"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50nodes/dis_12.txt</text:p>
          </table:table-cell>
          <table:table-cell office:value-type="float" office:value="0.0130672454833984" calcext:value-type="float">
            <text:p>0,013067245483398</text:p>
          </table:table-cell>
          <table:table-cell table:number-columns-repeated="2" office:value-type="float" office:value="10241" calcext:value-type="float">
            <text:p>10241</text:p>
          </table:table-cell>
          <table:table-cell office:value-type="float" office:value="0.28212571144104" calcext:value-type="float">
            <text:p>0,28212571144104</text:p>
          </table:table-cell>
          <table:table-cell table:number-columns-repeated="2" office:value-type="float" office:value="2949" calcext:value-type="float">
            <text:p>2949</text:p>
          </table:table-cell>
          <table:table-cell office:value-type="float" office:value="9.99812865257263" calcext:value-type="float">
            <text:p>9,99812865257263</text:p>
          </table:table-cell>
          <table:table-cell table:number-columns-repeated="2" office:value-type="float" office:value="2181" calcext:value-type="float">
            <text:p>2181</text:p>
          </table:table-cell>
          <table:table-cell office:value-type="float" office:value="10.0033428668976" calcext:value-type="float">
            <text:p>10,0033428668976</text:p>
          </table:table-cell>
          <table:table-cell table:number-columns-repeated="2" office:value-type="float" office:value="4105" calcext:value-type="float">
            <text:p>4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50nodes/dis_85.txt</text:p>
          </table:table-cell>
          <table:table-cell office:value-type="float" office:value="0.00986242294311523" calcext:value-type="float">
            <text:p>0,009862422943115</text:p>
          </table:table-cell>
          <table:table-cell table:number-columns-repeated="2" office:value-type="float" office:value="10279" calcext:value-type="float">
            <text:p>10279</text:p>
          </table:table-cell>
          <table:table-cell office:value-type="float" office:value="0.220824480056763" calcext:value-type="float">
            <text:p>0,220824480056763</text:p>
          </table:table-cell>
          <table:table-cell table:number-columns-repeated="2" office:value-type="float" office:value="3587" calcext:value-type="float">
            <text:p>3587</text:p>
          </table:table-cell>
          <table:table-cell office:value-type="float" office:value="9.99751091003418" calcext:value-type="float">
            <text:p>9,99751091003418</text:p>
          </table:table-cell>
          <table:table-cell table:number-columns-repeated="2" office:value-type="float" office:value="2075" calcext:value-type="float">
            <text:p>2075</text:p>
          </table:table-cell>
          <table:table-cell office:value-type="float" office:value="10.0195128917694" calcext:value-type="float">
            <text:p>10,0195128917694</text:p>
          </table:table-cell>
          <table:table-cell table:number-columns-repeated="2" office:value-type="float" office:value="4297" calcext:value-type="float">
            <text:p>4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50nodes/dis_77.txt</text:p>
          </table:table-cell>
          <table:table-cell office:value-type="float" office:value="0.0165722370147705" calcext:value-type="float">
            <text:p>0,016572237014771</text:p>
          </table:table-cell>
          <table:table-cell table:number-columns-repeated="2" office:value-type="float" office:value="9527" calcext:value-type="float">
            <text:p>9527</text:p>
          </table:table-cell>
          <table:table-cell office:value-type="float" office:value="0.203226327896118" calcext:value-type="float">
            <text:p>0,203226327896118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9.99947071075439" calcext:value-type="float">
            <text:p>9,99947071075439</text:p>
          </table:table-cell>
          <table:table-cell table:number-columns-repeated="2" office:value-type="float" office:value="2092" calcext:value-type="float">
            <text:p>2092</text:p>
          </table:table-cell>
          <table:table-cell office:value-type="float" office:value="10.0049798488617" calcext:value-type="float">
            <text:p>10,0049798488617</text:p>
          </table:table-cell>
          <table:table-cell table:number-columns-repeated="2"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50nodes/dis_55.txt</text:p>
          </table:table-cell>
          <table:table-cell office:value-type="float" office:value="0.0524723529815674" calcext:value-type="float">
            <text:p>0,052472352981567</text:p>
          </table:table-cell>
          <table:table-cell table:number-columns-repeated="2" office:value-type="float" office:value="8602" calcext:value-type="float">
            <text:p>8602</text:p>
          </table:table-cell>
          <table:table-cell office:value-type="float" office:value="0.219889402389526" calcext:value-type="float">
            <text:p>0,219889402389526</text:p>
          </table:table-cell>
          <table:table-cell table:number-columns-repeated="2" office:value-type="float" office:value="3476" calcext:value-type="float">
            <text:p>3476</text:p>
          </table:table-cell>
          <table:table-cell office:value-type="float" office:value="9.99942564964294" calcext:value-type="float">
            <text:p>9,99942564964294</text:p>
          </table:table-cell>
          <table:table-cell table:number-columns-repeated="2" office:value-type="float" office:value="1905" calcext:value-type="float">
            <text:p>1905</text:p>
          </table:table-cell>
          <table:table-cell office:value-type="float" office:value="10.0010845661163" calcext:value-type="float">
            <text:p>10,0010845661163</text:p>
          </table:table-cell>
          <table:table-cell table:number-columns-repeated="2"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50nodes/dis_57.txt</text:p>
          </table:table-cell>
          <table:table-cell office:value-type="float" office:value="0.0398135185241699" calcext:value-type="float">
            <text:p>0,03981351852417</text:p>
          </table:table-cell>
          <table:table-cell table:number-columns-repeated="2" office:value-type="float" office:value="9566" calcext:value-type="float">
            <text:p>9566</text:p>
          </table:table-cell>
          <table:table-cell office:value-type="float" office:value="0.237783908843994" calcext:value-type="float">
            <text:p>0,237783908843994</text:p>
          </table:table-cell>
          <table:table-cell table:number-columns-repeated="2" office:value-type="float" office:value="3437" calcext:value-type="float">
            <text:p>3437</text:p>
          </table:table-cell>
          <table:table-cell office:value-type="float" office:value="9.99852085113525" calcext:value-type="float">
            <text:p>9,99852085113525</text:p>
          </table:table-cell>
          <table:table-cell table:number-columns-repeated="2" office:value-type="float" office:value="2263" calcext:value-type="float">
            <text:p>2263</text:p>
          </table:table-cell>
          <table:table-cell office:value-type="float" office:value="10.0098152160645" calcext:value-type="float">
            <text:p>10,0098152160645</text:p>
          </table:table-cell>
          <table:table-cell table:number-columns-repeated="2" office:value-type="float" office:value="4321" calcext:value-type="float">
            <text:p>43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50nodes/dis_37.txt</text:p>
          </table:table-cell>
          <table:table-cell office:value-type="float" office:value="0.023061990737915" calcext:value-type="float">
            <text:p>0,023061990737915</text:p>
          </table:table-cell>
          <table:table-cell table:number-columns-repeated="2" office:value-type="float" office:value="9638" calcext:value-type="float">
            <text:p>9638</text:p>
          </table:table-cell>
          <table:table-cell office:value-type="float" office:value="0.218794345855713" calcext:value-type="float">
            <text:p>0,218794345855713</text:p>
          </table:table-cell>
          <table:table-cell table:number-columns-repeated="2" office:value-type="float" office:value="3501" calcext:value-type="float">
            <text:p>3501</text:p>
          </table:table-cell>
          <table:table-cell office:value-type="float" office:value="9.99872469902039" calcext:value-type="float">
            <text:p>9,99872469902039</text:p>
          </table:table-cell>
          <table:table-cell table:number-columns-repeated="2" office:value-type="float" office:value="2078" calcext:value-type="float">
            <text:p>2078</text:p>
          </table:table-cell>
          <table:table-cell office:value-type="float" office:value="10.0266206264496" calcext:value-type="float">
            <text:p>10,0266206264496</text:p>
          </table:table-cell>
          <table:table-cell table:number-columns-repeated="2" office:value-type="float" office:value="4446" calcext:value-type="float">
            <text:p>44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50nodes/dis_4.txt</text:p>
          </table:table-cell>
          <table:table-cell office:value-type="float" office:value="0.0303065776824951" calcext:value-type="float">
            <text:p>0,030306577682495</text:p>
          </table:table-cell>
          <table:table-cell table:number-columns-repeated="2" office:value-type="float" office:value="8619" calcext:value-type="float">
            <text:p>8619</text:p>
          </table:table-cell>
          <table:table-cell office:value-type="float" office:value="0.283637523651123" calcext:value-type="float">
            <text:p>0,283637523651123</text:p>
          </table:table-cell>
          <table:table-cell table:number-columns-repeated="2" office:value-type="float" office:value="3104" calcext:value-type="float">
            <text:p>3104</text:p>
          </table:table-cell>
          <table:table-cell office:value-type="float" office:value="10.0006079673767" calcext:value-type="float">
            <text:p>10,0006079673767</text:p>
          </table:table-cell>
          <table:table-cell table:number-columns-repeated="2" office:value-type="float" office:value="2181" calcext:value-type="float">
            <text:p>2181</text:p>
          </table:table-cell>
          <table:table-cell office:value-type="float" office:value="10.0310258865356" calcext:value-type="float">
            <text:p>10,0310258865356</text:p>
          </table:table-cell>
          <table:table-cell table:number-columns-repeated="2"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50nodes/dis_88.txt</text:p>
          </table:table-cell>
          <table:table-cell office:value-type="float" office:value="0.0161411762237549" calcext:value-type="float">
            <text:p>0,016141176223755</text:p>
          </table:table-cell>
          <table:table-cell table:number-columns-repeated="2" office:value-type="float" office:value="10674" calcext:value-type="float">
            <text:p>10674</text:p>
          </table:table-cell>
          <table:table-cell office:value-type="float" office:value="0.29832649230957" calcext:value-type="float">
            <text:p>0,29832649230957</text:p>
          </table:table-cell>
          <table:table-cell table:number-columns-repeated="2" office:value-type="float" office:value="2654" calcext:value-type="float">
            <text:p>2654</text:p>
          </table:table-cell>
          <table:table-cell office:value-type="float" office:value="9.99765992164612" calcext:value-type="float">
            <text:p>9,99765992164612</text:p>
          </table:table-cell>
          <table:table-cell table:number-columns-repeated="2" office:value-type="float" office:value="2054" calcext:value-type="float">
            <text:p>2054</text:p>
          </table:table-cell>
          <table:table-cell office:value-type="float" office:value="10.037504196167" calcext:value-type="float">
            <text:p>10,037504196167</text:p>
          </table:table-cell>
          <table:table-cell table:number-columns-repeated="2"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50nodes/dis_25.txt</text:p>
          </table:table-cell>
          <table:table-cell office:value-type="float" office:value="0.0702223777770996" calcext:value-type="float">
            <text:p>0,0702223777771</text:p>
          </table:table-cell>
          <table:table-cell table:number-columns-repeated="2" office:value-type="float" office:value="7997" calcext:value-type="float">
            <text:p>7997</text:p>
          </table:table-cell>
          <table:table-cell office:value-type="float" office:value="0.203231573104858" calcext:value-type="float">
            <text:p>0,203231573104858</text:p>
          </table:table-cell>
          <table:table-cell table:number-columns-repeated="2" office:value-type="float" office:value="4070" calcext:value-type="float">
            <text:p>4070</text:p>
          </table:table-cell>
          <table:table-cell office:value-type="float" office:value="10.0017886161804" calcext:value-type="float">
            <text:p>10,0017886161804</text:p>
          </table:table-cell>
          <table:table-cell table:number-columns-repeated="2" office:value-type="float" office:value="2154" calcext:value-type="float">
            <text:p>2154</text:p>
          </table:table-cell>
          <table:table-cell office:value-type="float" office:value="10.0107769966126" calcext:value-type="float">
            <text:p>10,0107769966126</text:p>
          </table:table-cell>
          <table:table-cell table:number-columns-repeated="2"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50nodes/dis_28.txt</text:p>
          </table:table-cell>
          <table:table-cell office:value-type="float" office:value="0.0295913219451904" calcext:value-type="float">
            <text:p>0,02959132194519</text:p>
          </table:table-cell>
          <table:table-cell table:number-columns-repeated="2" office:value-type="float" office:value="9861" calcext:value-type="float">
            <text:p>9861</text:p>
          </table:table-cell>
          <table:table-cell office:value-type="float" office:value="0.236374378204346" calcext:value-type="float">
            <text:p>0,236374378204346</text:p>
          </table:table-cell>
          <table:table-cell table:number-columns-repeated="2" office:value-type="float" office:value="3355" calcext:value-type="float">
            <text:p>3355</text:p>
          </table:table-cell>
          <table:table-cell office:value-type="float" office:value="9.9992938041687" calcext:value-type="float">
            <text:p>9,9992938041687</text:p>
          </table:table-cell>
          <table:table-cell table:number-columns-repeated="2" office:value-type="float" office:value="2112" calcext:value-type="float">
            <text:p>2112</text:p>
          </table:table-cell>
          <table:table-cell office:value-type="float" office:value="10.0121760368347" calcext:value-type="float">
            <text:p>10,0121760368347</text:p>
          </table:table-cell>
          <table:table-cell table:number-columns-repeated="2" office:value-type="float" office:value="4444" calcext:value-type="float">
            <text:p>44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50nodes/dis_86.txt</text:p>
          </table:table-cell>
          <table:table-cell office:value-type="float" office:value="0.100063800811768" calcext:value-type="float">
            <text:p>0,100063800811768</text:p>
          </table:table-cell>
          <table:table-cell table:number-columns-repeated="2" office:value-type="float" office:value="6860" calcext:value-type="float">
            <text:p>6860</text:p>
          </table:table-cell>
          <table:table-cell office:value-type="float" office:value="0.233996152877808" calcext:value-type="float">
            <text:p>0,233996152877808</text:p>
          </table:table-cell>
          <table:table-cell table:number-columns-repeated="2" office:value-type="float" office:value="3298" calcext:value-type="float">
            <text:p>3298</text:p>
          </table:table-cell>
          <table:table-cell office:value-type="float" office:value="9.99862575531006" calcext:value-type="float">
            <text:p>9,99862575531006</text:p>
          </table:table-cell>
          <table:table-cell table:number-columns-repeated="2" office:value-type="float" office:value="2146" calcext:value-type="float">
            <text:p>2146</text:p>
          </table:table-cell>
          <table:table-cell office:value-type="float" office:value="10.0213551521301" calcext:value-type="float">
            <text:p>10,0213551521301</text:p>
          </table:table-cell>
          <table:table-cell table:number-columns-repeated="2"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50nodes/dis_75.txt</text:p>
          </table:table-cell>
          <table:table-cell office:value-type="float" office:value="0.00982046127319336" calcext:value-type="float">
            <text:p>0,009820461273193</text:p>
          </table:table-cell>
          <table:table-cell table:number-columns-repeated="2" office:value-type="float" office:value="10639" calcext:value-type="float">
            <text:p>10639</text:p>
          </table:table-cell>
          <table:table-cell office:value-type="float" office:value="0.240654230117798" calcext:value-type="float">
            <text:p>0,240654230117798</text:p>
          </table:table-cell>
          <table:table-cell table:number-columns-repeated="2" office:value-type="float" office:value="3070" calcext:value-type="float">
            <text:p>3070</text:p>
          </table:table-cell>
          <table:table-cell office:value-type="float" office:value="9.99738168716431" calcext:value-type="float">
            <text:p>9,99738168716431</text:p>
          </table:table-cell>
          <table:table-cell table:number-columns-repeated="2" office:value-type="float" office:value="2258" calcext:value-type="float">
            <text:p>2258</text:p>
          </table:table-cell>
          <table:table-cell office:value-type="float" office:value="10.012393951416" calcext:value-type="float">
            <text:p>10,012393951416</text:p>
          </table:table-cell>
          <table:table-cell table:number-columns-repeated="2"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50nodes/dis_90.txt</text:p>
          </table:table-cell>
          <table:table-cell office:value-type="float" office:value="0.0300712585449219" calcext:value-type="float">
            <text:p>0,030071258544922</text:p>
          </table:table-cell>
          <table:table-cell table:number-columns-repeated="2" office:value-type="float" office:value="9972" calcext:value-type="float">
            <text:p>9972</text:p>
          </table:table-cell>
          <table:table-cell office:value-type="float" office:value="0.257756233215332" calcext:value-type="float">
            <text:p>0,257756233215332</text:p>
          </table:table-cell>
          <table:table-cell table:number-columns-repeated="2" office:value-type="float" office:value="3607" calcext:value-type="float">
            <text:p>3607</text:p>
          </table:table-cell>
          <table:table-cell office:value-type="float" office:value="9.99711751937866" calcext:value-type="float">
            <text:p>9,99711751937866</text:p>
          </table:table-cell>
          <table:table-cell table:number-columns-repeated="2" office:value-type="float" office:value="2219" calcext:value-type="float">
            <text:p>2219</text:p>
          </table:table-cell>
          <table:table-cell office:value-type="float" office:value="10.037385225296" calcext:value-type="float">
            <text:p>10,037385225296</text:p>
          </table:table-cell>
          <table:table-cell table:number-columns-repeated="2" office:value-type="float" office:value="4616" calcext:value-type="float">
            <text:p>4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50nodes/dis_8.txt</text:p>
          </table:table-cell>
          <table:table-cell office:value-type="float" office:value="0.00654864311218262" calcext:value-type="float">
            <text:p>0,006548643112183</text:p>
          </table:table-cell>
          <table:table-cell table:number-columns-repeated="2" office:value-type="float" office:value="10082" calcext:value-type="float">
            <text:p>10082</text:p>
          </table:table-cell>
          <table:table-cell office:value-type="float" office:value="0.205611228942871" calcext:value-type="float">
            <text:p>0,205611228942871</text:p>
          </table:table-cell>
          <table:table-cell table:number-columns-repeated="2" office:value-type="float" office:value="3155" calcext:value-type="float">
            <text:p>3155</text:p>
          </table:table-cell>
          <table:table-cell office:value-type="float" office:value="10.0008945465088" calcext:value-type="float">
            <text:p>10,0008945465088</text:p>
          </table:table-cell>
          <table:table-cell table:number-columns-repeated="2" office:value-type="float" office:value="2140" calcext:value-type="float">
            <text:p>2140</text:p>
          </table:table-cell>
          <table:table-cell office:value-type="float" office:value="10.0339925289154" calcext:value-type="float">
            <text:p>10,0339925289154</text:p>
          </table:table-cell>
          <table:table-cell table:number-columns-repeated="2"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50nodes/dis_35.txt</text:p>
          </table:table-cell>
          <table:table-cell office:value-type="float" office:value="0.0163910388946533" calcext:value-type="float">
            <text:p>0,016391038894653</text:p>
          </table:table-cell>
          <table:table-cell table:number-columns-repeated="2" office:value-type="float" office:value="10673" calcext:value-type="float">
            <text:p>10673</text:p>
          </table:table-cell>
          <table:table-cell office:value-type="float" office:value="0.217162609100342" calcext:value-type="float">
            <text:p>0,217162609100342</text:p>
          </table:table-cell>
          <table:table-cell table:number-columns-repeated="2" office:value-type="float" office:value="3124" calcext:value-type="float">
            <text:p>3124</text:p>
          </table:table-cell>
          <table:table-cell office:value-type="float" office:value="9.99714040756226" calcext:value-type="float">
            <text:p>9,99714040756226</text:p>
          </table:table-cell>
          <table:table-cell table:number-columns-repeated="2" office:value-type="float" office:value="1988" calcext:value-type="float">
            <text:p>1988</text:p>
          </table:table-cell>
          <table:table-cell office:value-type="float" office:value="10.0395104885101" calcext:value-type="float">
            <text:p>10,0395104885101</text:p>
          </table:table-cell>
          <table:table-cell table:number-columns-repeated="2" office:value-type="float" office:value="4434" calcext:value-type="float">
            <text:p>44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50nodes/dis_82.txt</text:p>
          </table:table-cell>
          <table:table-cell office:value-type="float" office:value="0.00648570060729981" calcext:value-type="float">
            <text:p>0,0064857006073</text:p>
          </table:table-cell>
          <table:table-cell table:number-columns-repeated="2" office:value-type="float" office:value="10452" calcext:value-type="float">
            <text:p>10452</text:p>
          </table:table-cell>
          <table:table-cell office:value-type="float" office:value="0.210816383361816" calcext:value-type="float">
            <text:p>0,210816383361816</text:p>
          </table:table-cell>
          <table:table-cell table:number-columns-repeated="2" office:value-type="float" office:value="3653" calcext:value-type="float">
            <text:p>3653</text:p>
          </table:table-cell>
          <table:table-cell office:value-type="float" office:value="9.99930620193481" calcext:value-type="float">
            <text:p>9,99930620193481</text:p>
          </table:table-cell>
          <table:table-cell table:number-columns-repeated="2" office:value-type="float" office:value="2041" calcext:value-type="float">
            <text:p>2041</text:p>
          </table:table-cell>
          <table:table-cell office:value-type="float" office:value="10.0036947727203" calcext:value-type="float">
            <text:p>10,0036947727203</text:p>
          </table:table-cell>
          <table:table-cell table:number-columns-repeated="2"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50nodes/dis_13.txt</text:p>
          </table:table-cell>
          <table:table-cell office:value-type="float" office:value="0.0165464878082275" calcext:value-type="float">
            <text:p>0,016546487808228</text:p>
          </table:table-cell>
          <table:table-cell table:number-columns-repeated="2" office:value-type="float" office:value="10046" calcext:value-type="float">
            <text:p>10046</text:p>
          </table:table-cell>
          <table:table-cell office:value-type="float" office:value="0.201250553131104" calcext:value-type="float">
            <text:p>0,201250553131104</text:p>
          </table:table-cell>
          <table:table-cell table:number-columns-repeated="2" office:value-type="float" office:value="3584" calcext:value-type="float">
            <text:p>3584</text:p>
          </table:table-cell>
          <table:table-cell office:value-type="float" office:value="10.000661611557" calcext:value-type="float">
            <text:p>10,000661611557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10.0189733505249" calcext:value-type="float">
            <text:p>10,0189733505249</text:p>
          </table:table-cell>
          <table:table-cell table:number-columns-repeated="2" office:value-type="float" office:value="4317" calcext:value-type="float">
            <text:p>43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50nodes/dis_53.txt</text:p>
          </table:table-cell>
          <table:table-cell office:value-type="float" office:value="0.0426187515258789" calcext:value-type="float">
            <text:p>0,042618751525879</text:p>
          </table:table-cell>
          <table:table-cell table:number-columns-repeated="2" office:value-type="float" office:value="8582" calcext:value-type="float">
            <text:p>8582</text:p>
          </table:table-cell>
          <table:table-cell office:value-type="float" office:value="0.224855661392212" calcext:value-type="float">
            <text:p>0,224855661392212</text:p>
          </table:table-cell>
          <table:table-cell table:number-columns-repeated="2" office:value-type="float" office:value="3569" calcext:value-type="float">
            <text:p>3569</text:p>
          </table:table-cell>
          <table:table-cell office:value-type="float" office:value="9.99966239929199" calcext:value-type="float">
            <text:p>9,99966239929199</text:p>
          </table:table-cell>
          <table:table-cell table:number-columns-repeated="2" office:value-type="float" office:value="2199" calcext:value-type="float">
            <text:p>2199</text:p>
          </table:table-cell>
          <table:table-cell office:value-type="float" office:value="10.0160839557648" calcext:value-type="float">
            <text:p>10,0160839557648</text:p>
          </table:table-cell>
          <table:table-cell table:number-columns-repeated="2"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50nodes/dis_31.txt</text:p>
          </table:table-cell>
          <table:table-cell office:value-type="float" office:value="0.019831657409668" calcext:value-type="float">
            <text:p>0,019831657409668</text:p>
          </table:table-cell>
          <table:table-cell table:number-columns-repeated="2" office:value-type="float" office:value="10054" calcext:value-type="float">
            <text:p>10054</text:p>
          </table:table-cell>
          <table:table-cell office:value-type="float" office:value="0.255383253097534" calcext:value-type="float">
            <text:p>0,255383253097534</text:p>
          </table:table-cell>
          <table:table-cell table:number-columns-repeated="2" office:value-type="float" office:value="3568" calcext:value-type="float">
            <text:p>3568</text:p>
          </table:table-cell>
          <table:table-cell office:value-type="float" office:value="10.0008015632629" calcext:value-type="float">
            <text:p>10,0008015632629</text:p>
          </table:table-cell>
          <table:table-cell table:number-columns-repeated="2" office:value-type="float" office:value="2215" calcext:value-type="float">
            <text:p>2215</text:p>
          </table:table-cell>
          <table:table-cell office:value-type="float" office:value="10.0013589859009" calcext:value-type="float">
            <text:p>10,0013589859009</text:p>
          </table:table-cell>
          <table:table-cell table:number-columns-repeated="2" office:value-type="float" office:value="4556" calcext:value-type="float">
            <text:p>45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50nodes/dis_47.txt</text:p>
          </table:table-cell>
          <table:table-cell office:value-type="float" office:value="0.0532119274139404" calcext:value-type="float">
            <text:p>0,05321192741394</text:p>
          </table:table-cell>
          <table:table-cell table:number-columns-repeated="2" office:value-type="float" office:value="8642" calcext:value-type="float">
            <text:p>8642</text:p>
          </table:table-cell>
          <table:table-cell office:value-type="float" office:value="0.238729238510132" calcext:value-type="float">
            <text:p>0,238729238510132</text:p>
          </table:table-cell>
          <table:table-cell table:number-columns-repeated="2" office:value-type="float" office:value="2978" calcext:value-type="float">
            <text:p>2978</text:p>
          </table:table-cell>
          <table:table-cell office:value-type="float" office:value="10.0005497932434" calcext:value-type="float">
            <text:p>10,0005497932434</text:p>
          </table:table-cell>
          <table:table-cell table:number-columns-repeated="2" office:value-type="float" office:value="2170" calcext:value-type="float">
            <text:p>2170</text:p>
          </table:table-cell>
          <table:table-cell office:value-type="float" office:value="9.99850916862488" calcext:value-type="float">
            <text:p>9,99850916862488</text:p>
          </table:table-cell>
          <table:table-cell table:number-columns-repeated="2"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50nodes/dis_52.txt</text:p>
          </table:table-cell>
          <table:table-cell office:value-type="float" office:value="0.0130727291107178" calcext:value-type="float">
            <text:p>0,013072729110718</text:p>
          </table:table-cell>
          <table:table-cell table:number-columns-repeated="2" office:value-type="float" office:value="10585" calcext:value-type="float">
            <text:p>10585</text:p>
          </table:table-cell>
          <table:table-cell office:value-type="float" office:value="0.23818564414978" calcext:value-type="float">
            <text:p>0,23818564414978</text:p>
          </table:table-cell>
          <table:table-cell table:number-columns-repeated="2" office:value-type="float" office:value="3316" calcext:value-type="float">
            <text:p>3316</text:p>
          </table:table-cell>
          <table:table-cell office:value-type="float" office:value="10.0050542354584" calcext:value-type="float">
            <text:p>10,0050542354584</text:p>
          </table:table-cell>
          <table:table-cell table:number-columns-repeated="2" office:value-type="float" office:value="2225" calcext:value-type="float">
            <text:p>2225</text:p>
          </table:table-cell>
          <table:table-cell office:value-type="float" office:value="10.0196974277496" calcext:value-type="float">
            <text:p>10,0196974277496</text:p>
          </table:table-cell>
          <table:table-cell table:number-columns-repeated="2"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50nodes/dis_70.txt</text:p>
          </table:table-cell>
          <table:table-cell office:value-type="float" office:value="0.0196056365966797" calcext:value-type="float">
            <text:p>0,01960563659668</text:p>
          </table:table-cell>
          <table:table-cell table:number-columns-repeated="2" office:value-type="float" office:value="9967" calcext:value-type="float">
            <text:p>9967</text:p>
          </table:table-cell>
          <table:table-cell office:value-type="float" office:value="0.195750236511231" calcext:value-type="float">
            <text:p>0,195750236511231</text:p>
          </table:table-cell>
          <table:table-cell table:number-columns-repeated="2" office:value-type="float" office:value="3362" calcext:value-type="float">
            <text:p>3362</text:p>
          </table:table-cell>
          <table:table-cell office:value-type="float" office:value="9.99974203109741" calcext:value-type="float">
            <text:p>9,99974203109741</text:p>
          </table:table-cell>
          <table:table-cell table:number-columns-repeated="2" office:value-type="float" office:value="2196" calcext:value-type="float">
            <text:p>2196</text:p>
          </table:table-cell>
          <table:table-cell office:value-type="float" office:value="10.0121233463287" calcext:value-type="float">
            <text:p>10,0121233463287</text:p>
          </table:table-cell>
          <table:table-cell table:number-columns-repeated="2" office:value-type="float" office:value="4345" calcext:value-type="float">
            <text:p>43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50nodes/dis_92.txt</text:p>
          </table:table-cell>
          <table:table-cell office:value-type="float" office:value="0.0168142318725586" calcext:value-type="float">
            <text:p>0,016814231872559</text:p>
          </table:table-cell>
          <table:table-cell table:number-columns-repeated="2" office:value-type="float" office:value="10020" calcext:value-type="float">
            <text:p>10020</text:p>
          </table:table-cell>
          <table:table-cell office:value-type="float" office:value="0.205786943435669" calcext:value-type="float">
            <text:p>0,205786943435669</text:p>
          </table:table-cell>
          <table:table-cell table:number-columns-repeated="2" office:value-type="float" office:value="3241" calcext:value-type="float">
            <text:p>3241</text:p>
          </table:table-cell>
          <table:table-cell office:value-type="float" office:value="9.99890494346619" calcext:value-type="float">
            <text:p>9,99890494346619</text:p>
          </table:table-cell>
          <table:table-cell table:number-columns-repeated="2" office:value-type="float" office:value="2095" calcext:value-type="float">
            <text:p>2095</text:p>
          </table:table-cell>
          <table:table-cell office:value-type="float" office:value="10.001825094223" calcext:value-type="float">
            <text:p>10,001825094223</text:p>
          </table:table-cell>
          <table:table-cell table:number-columns-repeated="2" office:value-type="float" office:value="4274" calcext:value-type="float">
            <text:p>42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50nodes/dis_22.txt</text:p>
          </table:table-cell>
          <table:table-cell office:value-type="float" office:value="0.0429167747497559" calcext:value-type="float">
            <text:p>0,042916774749756</text:p>
          </table:table-cell>
          <table:table-cell table:number-columns-repeated="2" office:value-type="float" office:value="8891" calcext:value-type="float">
            <text:p>8891</text:p>
          </table:table-cell>
          <table:table-cell office:value-type="float" office:value="0.262263774871826" calcext:value-type="float">
            <text:p>0,262263774871826</text:p>
          </table:table-cell>
          <table:table-cell table:number-columns-repeated="2" office:value-type="float" office:value="3047" calcext:value-type="float">
            <text:p>3047</text:p>
          </table:table-cell>
          <table:table-cell office:value-type="float" office:value="9.99883651733398" calcext:value-type="float">
            <text:p>9,99883651733398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0.0327577590942" calcext:value-type="float">
            <text:p>10,0327577590942</text:p>
          </table:table-cell>
          <table:table-cell table:number-columns-repeated="2"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./data/50nodes/dis_0.txt</text:p>
          </table:table-cell>
          <table:table-cell office:value-type="float" office:value="0.00975298881530762" calcext:value-type="float">
            <text:p>0,009752988815308</text:p>
          </table:table-cell>
          <table:table-cell table:number-columns-repeated="2" office:value-type="float" office:value="10996" calcext:value-type="float">
            <text:p>10996</text:p>
          </table:table-cell>
          <table:table-cell office:value-type="float" office:value="0.25167965888977" calcext:value-type="float">
            <text:p>0,25167965888977</text:p>
          </table:table-cell>
          <table:table-cell table:number-columns-repeated="2" office:value-type="float" office:value="3539" calcext:value-type="float">
            <text:p>3539</text:p>
          </table:table-cell>
          <table:table-cell office:value-type="float" office:value="10.0017426013947" calcext:value-type="float">
            <text:p>10,0017426013947</text:p>
          </table:table-cell>
          <table:table-cell table:number-columns-repeated="2" office:value-type="float" office:value="1997" calcext:value-type="float">
            <text:p>1997</text:p>
          </table:table-cell>
          <table:table-cell office:value-type="float" office:value="10.0140774250031" calcext:value-type="float">
            <text:p>10,0140774250031</text:p>
          </table:table-cell>
          <table:table-cell table:number-columns-repeated="2" office:value-type="float" office:value="4433" calcext:value-type="float">
            <text:p>44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./data/50nodes/dis_61.txt</text:p>
          </table:table-cell>
          <table:table-cell office:value-type="float" office:value="0.0690426826477051" calcext:value-type="float">
            <text:p>0,069042682647705</text:p>
          </table:table-cell>
          <table:table-cell table:number-columns-repeated="2" office:value-type="float" office:value="7893" calcext:value-type="float">
            <text:p>7893</text:p>
          </table:table-cell>
          <table:table-cell office:value-type="float" office:value="0.322788000106811" calcext:value-type="float">
            <text:p>0,322788000106811</text:p>
          </table:table-cell>
          <table:table-cell table:number-columns-repeated="2" office:value-type="float" office:value="3043" calcext:value-type="float">
            <text:p>3043</text:p>
          </table:table-cell>
          <table:table-cell office:value-type="float" office:value="9.99839186668396" calcext:value-type="float">
            <text:p>9,99839186668396</text:p>
          </table:table-cell>
          <table:table-cell table:number-columns-repeated="2" office:value-type="float" office:value="2145" calcext:value-type="float">
            <text:p>2145</text:p>
          </table:table-cell>
          <table:table-cell office:value-type="float" office:value="10.0197100639343" calcext:value-type="float">
            <text:p>10,0197100639343</text:p>
          </table:table-cell>
          <table:table-cell table:number-columns-repeated="2"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./data/50nodes/dis_6.txt</text:p>
          </table:table-cell>
          <table:table-cell office:value-type="float" office:value="0.0324957370758057" calcext:value-type="float">
            <text:p>0,032495737075806</text:p>
          </table:table-cell>
          <table:table-cell table:number-columns-repeated="2" office:value-type="float" office:value="9865" calcext:value-type="float">
            <text:p>9865</text:p>
          </table:table-cell>
          <table:table-cell office:value-type="float" office:value="0.274149417877197" calcext:value-type="float">
            <text:p>0,274149417877197</text:p>
          </table:table-cell>
          <table:table-cell table:number-columns-repeated="2" office:value-type="float" office:value="3301" calcext:value-type="float">
            <text:p>3301</text:p>
          </table:table-cell>
          <table:table-cell office:value-type="float" office:value="9.99789476394653" calcext:value-type="float">
            <text:p>9,99789476394653</text:p>
          </table:table-cell>
          <table:table-cell table:number-columns-repeated="2" office:value-type="float" office:value="2211" calcext:value-type="float">
            <text:p>2211</text:p>
          </table:table-cell>
          <table:table-cell office:value-type="float" office:value="10.0159487724304" calcext:value-type="float">
            <text:p>10,0159487724304</text:p>
          </table:table-cell>
          <table:table-cell table:number-columns-repeated="2"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./data/50nodes/dis_30.txt</text:p>
          </table:table-cell>
          <table:table-cell office:value-type="float" office:value="0.0524859428405762" calcext:value-type="float">
            <text:p>0,052485942840576</text:p>
          </table:table-cell>
          <table:table-cell table:number-columns-repeated="2" office:value-type="float" office:value="8268" calcext:value-type="float">
            <text:p>8268</text:p>
          </table:table-cell>
          <table:table-cell office:value-type="float" office:value="0.274574518203735" calcext:value-type="float">
            <text:p>0,274574518203735</text:p>
          </table:table-cell>
          <table:table-cell table:number-columns-repeated="2" office:value-type="float" office:value="3416" calcext:value-type="float">
            <text:p>3416</text:p>
          </table:table-cell>
          <table:table-cell office:value-type="float" office:value="9.99710702896118" calcext:value-type="float">
            <text:p>9,99710702896118</text:p>
          </table:table-cell>
          <table:table-cell table:number-columns-repeated="2" office:value-type="float" office:value="2177" calcext:value-type="float">
            <text:p>2177</text:p>
          </table:table-cell>
          <table:table-cell office:value-type="float" office:value="10.0329644680023" calcext:value-type="float">
            <text:p>10,0329644680023</text:p>
          </table:table-cell>
          <table:table-cell table:number-columns-repeated="2"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./data/50nodes/dis_11.txt</text:p>
          </table:table-cell>
          <table:table-cell office:value-type="float" office:value="0.0131316184997559" calcext:value-type="float">
            <text:p>0,013131618499756</text:p>
          </table:table-cell>
          <table:table-cell table:number-columns-repeated="2" office:value-type="float" office:value="10734" calcext:value-type="float">
            <text:p>10734</text:p>
          </table:table-cell>
          <table:table-cell office:value-type="float" office:value="0.233220338821411" calcext:value-type="float">
            <text:p>0,233220338821411</text:p>
          </table:table-cell>
          <table:table-cell table:number-columns-repeated="2" office:value-type="float" office:value="2895" calcext:value-type="float">
            <text:p>2895</text:p>
          </table:table-cell>
          <table:table-cell office:value-type="float" office:value="9.99818968772888" calcext:value-type="float">
            <text:p>9,99818968772888</text:p>
          </table:table-cell>
          <table:table-cell table:number-columns-repeated="2" office:value-type="float" office:value="2122" calcext:value-type="float">
            <text:p>2122</text:p>
          </table:table-cell>
          <table:table-cell office:value-type="float" office:value="10.0359370708466" calcext:value-type="float">
            <text:p>10,0359370708466</text:p>
          </table:table-cell>
          <table:table-cell table:number-columns-repeated="2" office:value-type="float" office:value="4473" calcext:value-type="float">
            <text:p>44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./data/50nodes/dis_87.txt</text:p>
          </table:table-cell>
          <table:table-cell office:value-type="float" office:value="0.0230753421783447" calcext:value-type="float">
            <text:p>0,023075342178345</text:p>
          </table:table-cell>
          <table:table-cell table:number-columns-repeated="2" office:value-type="float" office:value="9342" calcext:value-type="float">
            <text:p>9342</text:p>
          </table:table-cell>
          <table:table-cell office:value-type="float" office:value="0.203619718551636" calcext:value-type="float">
            <text:p>0,203619718551636</text:p>
          </table:table-cell>
          <table:table-cell table:number-columns-repeated="2" office:value-type="float" office:value="3302" calcext:value-type="float">
            <text:p>3302</text:p>
          </table:table-cell>
          <table:table-cell office:value-type="float" office:value="9.99860668182373" calcext:value-type="float">
            <text:p>9,99860668182373</text:p>
          </table:table-cell>
          <table:table-cell table:number-columns-repeated="2" office:value-type="float" office:value="2105" calcext:value-type="float">
            <text:p>2105</text:p>
          </table:table-cell>
          <table:table-cell office:value-type="float" office:value="10.0233099460602" calcext:value-type="float">
            <text:p>10,0233099460602</text:p>
          </table:table-cell>
          <table:table-cell table:number-columns-repeated="2"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./data/50nodes/dis_41.txt</text:p>
          </table:table-cell>
          <table:table-cell office:value-type="float" office:value="0.0626451969146729" calcext:value-type="float">
            <text:p>0,062645196914673</text:p>
          </table:table-cell>
          <table:table-cell table:number-columns-repeated="2" office:value-type="float" office:value="7553" calcext:value-type="float">
            <text:p>7553</text:p>
          </table:table-cell>
          <table:table-cell office:value-type="float" office:value="0.204479455947876" calcext:value-type="float">
            <text:p>0,204479455947876</text:p>
          </table:table-cell>
          <table:table-cell table:number-columns-repeated="2" office:value-type="float" office:value="4329" calcext:value-type="float">
            <text:p>4329</text:p>
          </table:table-cell>
          <table:table-cell office:value-type="float" office:value="9.99866795539856" calcext:value-type="float">
            <text:p>9,99866795539856</text:p>
          </table:table-cell>
          <table:table-cell table:number-columns-repeated="2" office:value-type="float" office:value="2058" calcext:value-type="float">
            <text:p>2058</text:p>
          </table:table-cell>
          <table:table-cell office:value-type="float" office:value="10.013046503067" calcext:value-type="float">
            <text:p>10,013046503067</text:p>
          </table:table-cell>
          <table:table-cell table:number-columns-repeated="2" office:value-type="float" office:value="4414" calcext:value-type="float">
            <text:p>44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./data/50nodes/dis_91.txt</text:p>
          </table:table-cell>
          <table:table-cell office:value-type="float" office:value="0.00684452056884766" calcext:value-type="float">
            <text:p>0,006844520568848</text:p>
          </table:table-cell>
          <table:table-cell table:number-columns-repeated="2" office:value-type="float" office:value="9769" calcext:value-type="float">
            <text:p>9769</text:p>
          </table:table-cell>
          <table:table-cell office:value-type="float" office:value="0.248441934585571" calcext:value-type="float">
            <text:p>0,248441934585571</text:p>
          </table:table-cell>
          <table:table-cell table:number-columns-repeated="2" office:value-type="float" office:value="3441" calcext:value-type="float">
            <text:p>3441</text:p>
          </table:table-cell>
          <table:table-cell office:value-type="float" office:value="9.99907994270325" calcext:value-type="float">
            <text:p>9,99907994270325</text:p>
          </table:table-cell>
          <table:table-cell table:number-columns-repeated="2" office:value-type="float" office:value="2185" calcext:value-type="float">
            <text:p>2185</text:p>
          </table:table-cell>
          <table:table-cell office:value-type="float" office:value="10.0389335155487" calcext:value-type="float">
            <text:p>10,0389335155487</text:p>
          </table:table-cell>
          <table:table-cell table:number-columns-repeated="2"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./data/50nodes/dis_34.txt</text:p>
          </table:table-cell>
          <table:table-cell office:value-type="float" office:value="0.0199034214019775" calcext:value-type="float">
            <text:p>0,019903421401978</text:p>
          </table:table-cell>
          <table:table-cell table:number-columns-repeated="2" office:value-type="float" office:value="10597" calcext:value-type="float">
            <text:p>10597</text:p>
          </table:table-cell>
          <table:table-cell office:value-type="float" office:value="0.336020469665527" calcext:value-type="float">
            <text:p>0,336020469665527</text:p>
          </table:table-cell>
          <table:table-cell table:number-columns-repeated="2" office:value-type="float" office:value="3284" calcext:value-type="float">
            <text:p>3284</text:p>
          </table:table-cell>
          <table:table-cell office:value-type="float" office:value="9.99765396118164" calcext:value-type="float">
            <text:p>9,9976539611816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0.026458978653" calcext:value-type="float">
            <text:p>10,026458978653</text:p>
          </table:table-cell>
          <table:table-cell table:number-columns-repeated="2"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./data/50nodes/dis_73.txt</text:p>
          </table:table-cell>
          <table:table-cell office:value-type="float" office:value="0.0197093486785889" calcext:value-type="float">
            <text:p>0,019709348678589</text:p>
          </table:table-cell>
          <table:table-cell table:number-columns-repeated="2" office:value-type="float" office:value="10311" calcext:value-type="float">
            <text:p>10311</text:p>
          </table:table-cell>
          <table:table-cell office:value-type="float" office:value="0.238420009613037" calcext:value-type="float">
            <text:p>0,238420009613037</text:p>
          </table:table-cell>
          <table:table-cell table:number-columns-repeated="2" office:value-type="float" office:value="3258" calcext:value-type="float">
            <text:p>3258</text:p>
          </table:table-cell>
          <table:table-cell office:value-type="float" office:value="9.9975528717041" calcext:value-type="float">
            <text:p>9,9975528717041</text:p>
          </table:table-cell>
          <table:table-cell table:number-columns-repeated="2" office:value-type="float" office:value="2217" calcext:value-type="float">
            <text:p>2217</text:p>
          </table:table-cell>
          <table:table-cell office:value-type="float" office:value="10.0235180854797" calcext:value-type="float">
            <text:p>10,0235180854797</text:p>
          </table:table-cell>
          <table:table-cell table:number-columns-repeated="2" office:value-type="float" office:value="4968" calcext:value-type="float">
            <text:p>49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./data/50nodes/dis_36.txt</text:p>
          </table:table-cell>
          <table:table-cell office:value-type="float" office:value="0.0162930488586426" calcext:value-type="float">
            <text:p>0,016293048858643</text:p>
          </table:table-cell>
          <table:table-cell table:number-columns-repeated="2" office:value-type="float" office:value="10346" calcext:value-type="float">
            <text:p>10346</text:p>
          </table:table-cell>
          <table:table-cell office:value-type="float" office:value="0.208891868591309" calcext:value-type="float">
            <text:p>0,208891868591309</text:p>
          </table:table-cell>
          <table:table-cell table:number-columns-repeated="2" office:value-type="float" office:value="3473" calcext:value-type="float">
            <text:p>3473</text:p>
          </table:table-cell>
          <table:table-cell office:value-type="float" office:value="10.0014870166779" calcext:value-type="float">
            <text:p>10,0014870166779</text:p>
          </table:table-cell>
          <table:table-cell table:number-columns-repeated="2" office:value-type="float" office:value="2170" calcext:value-type="float">
            <text:p>2170</text:p>
          </table:table-cell>
          <table:table-cell office:value-type="float" office:value="10.0077288150787" calcext:value-type="float">
            <text:p>10,0077288150787</text:p>
          </table:table-cell>
          <table:table-cell table:number-columns-repeated="2"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./data/50nodes/dis_71.txt</text:p>
          </table:table-cell>
          <table:table-cell office:value-type="float" office:value="0.0426890850067139" calcext:value-type="float">
            <text:p>0,042689085006714</text:p>
          </table:table-cell>
          <table:table-cell table:number-columns-repeated="2" office:value-type="float" office:value="8257" calcext:value-type="float">
            <text:p>8257</text:p>
          </table:table-cell>
          <table:table-cell office:value-type="float" office:value="0.288603067398071" calcext:value-type="float">
            <text:p>0,288603067398071</text:p>
          </table:table-cell>
          <table:table-cell table:number-columns-repeated="2" office:value-type="float" office:value="3108" calcext:value-type="float">
            <text:p>3108</text:p>
          </table:table-cell>
          <table:table-cell office:value-type="float" office:value="9.99870586395264" calcext:value-type="float">
            <text:p>9,99870586395264</text:p>
          </table:table-cell>
          <table:table-cell table:number-columns-repeated="2" office:value-type="float" office:value="2030" calcext:value-type="float">
            <text:p>2030</text:p>
          </table:table-cell>
          <table:table-cell office:value-type="float" office:value="10.0231804847717" calcext:value-type="float">
            <text:p>10,0231804847717</text:p>
          </table:table-cell>
          <table:table-cell table:number-columns-repeated="2"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./data/50nodes/dis_62.txt</text:p>
          </table:table-cell>
          <table:table-cell office:value-type="float" office:value="0.00984477996826172" calcext:value-type="float">
            <text:p>0,009844779968262</text:p>
          </table:table-cell>
          <table:table-cell table:number-columns-repeated="2" office:value-type="float" office:value="11099" calcext:value-type="float">
            <text:p>11099</text:p>
          </table:table-cell>
          <table:table-cell office:value-type="float" office:value="0.198539733886719" calcext:value-type="float">
            <text:p>0,198539733886719</text:p>
          </table:table-cell>
          <table:table-cell table:number-columns-repeated="2" office:value-type="float" office:value="3812" calcext:value-type="float">
            <text:p>3812</text:p>
          </table:table-cell>
          <table:table-cell office:value-type="float" office:value="9.99800038337708" calcext:value-type="float">
            <text:p>9,99800038337708</text:p>
          </table:table-cell>
          <table:table-cell table:number-columns-repeated="2" office:value-type="float" office:value="2302" calcext:value-type="float">
            <text:p>2302</text:p>
          </table:table-cell>
          <table:table-cell office:value-type="float" office:value="10.0192501544952" calcext:value-type="float">
            <text:p>10,0192501544952</text:p>
          </table:table-cell>
          <table:table-cell table:number-columns-repeated="2"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./data/50nodes/dis_97.txt</text:p>
          </table:table-cell>
          <table:table-cell office:value-type="float" office:value="0.0065007209777832" calcext:value-type="float">
            <text:p>0,006500720977783</text:p>
          </table:table-cell>
          <table:table-cell table:number-columns-repeated="2" office:value-type="float" office:value="10307" calcext:value-type="float">
            <text:p>10307</text:p>
          </table:table-cell>
          <table:table-cell office:value-type="float" office:value="0.218477725982666" calcext:value-type="float">
            <text:p>0,218477725982666</text:p>
          </table:table-cell>
          <table:table-cell table:number-columns-repeated="2" office:value-type="float" office:value="3153" calcext:value-type="float">
            <text:p>3153</text:p>
          </table:table-cell>
          <table:table-cell office:value-type="float" office:value="10.0001111030579" calcext:value-type="float">
            <text:p>10,0001111030579</text:p>
          </table:table-cell>
          <table:table-cell table:number-columns-repeated="2" office:value-type="float" office:value="2120" calcext:value-type="float">
            <text:p>2120</text:p>
          </table:table-cell>
          <table:table-cell office:value-type="float" office:value="10.0022320747376" calcext:value-type="float">
            <text:p>10,0022320747376</text:p>
          </table:table-cell>
          <table:table-cell table:number-columns-repeated="2"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./data/50nodes/dis_18.txt</text:p>
          </table:table-cell>
          <table:table-cell office:value-type="float" office:value="0.00649929046630859" calcext:value-type="float">
            <text:p>0,006499290466309</text:p>
          </table:table-cell>
          <table:table-cell table:number-columns-repeated="2" office:value-type="float" office:value="10638" calcext:value-type="float">
            <text:p>10638</text:p>
          </table:table-cell>
          <table:table-cell office:value-type="float" office:value="0.23328161239624" calcext:value-type="float">
            <text:p>0,23328161239624</text:p>
          </table:table-cell>
          <table:table-cell table:number-columns-repeated="2" office:value-type="float" office:value="3244" calcext:value-type="float">
            <text:p>3244</text:p>
          </table:table-cell>
          <table:table-cell office:value-type="float" office:value="9.99803066253662" calcext:value-type="float">
            <text:p>9,99803066253662</text:p>
          </table:table-cell>
          <table:table-cell table:number-columns-repeated="2" office:value-type="float" office:value="2205" calcext:value-type="float">
            <text:p>2205</text:p>
          </table:table-cell>
          <table:table-cell office:value-type="float" office:value="10.0336344242096" calcext:value-type="float">
            <text:p>10,0336344242096</text:p>
          </table:table-cell>
          <table:table-cell table:number-columns-repeated="2" office:value-type="float" office:value="4390" calcext:value-type="float">
            <text:p>43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./data/50nodes/dis_63.txt</text:p>
          </table:table-cell>
          <table:table-cell office:value-type="float" office:value="0.0165154933929443" calcext:value-type="float">
            <text:p>0,016515493392944</text:p>
          </table:table-cell>
          <table:table-cell table:number-columns-repeated="2" office:value-type="float" office:value="9880" calcext:value-type="float">
            <text:p>9880</text:p>
          </table:table-cell>
          <table:table-cell office:value-type="float" office:value="0.248124361038208" calcext:value-type="float">
            <text:p>0,248124361038208</text:p>
          </table:table-cell>
          <table:table-cell table:number-columns-repeated="2" office:value-type="float" office:value="2929" calcext:value-type="float">
            <text:p>2929</text:p>
          </table:table-cell>
          <table:table-cell office:value-type="float" office:value="9.99729323387146" calcext:value-type="float">
            <text:p>9,99729323387146</text:p>
          </table:table-cell>
          <table:table-cell table:number-columns-repeated="2" office:value-type="float" office:value="2110" calcext:value-type="float">
            <text:p>2110</text:p>
          </table:table-cell>
          <table:table-cell office:value-type="float" office:value="10.0390989780426" calcext:value-type="float">
            <text:p>10,0390989780426</text:p>
          </table:table-cell>
          <table:table-cell table:number-columns-repeated="2"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/data/50nodes/dis_2.txt</text:p>
          </table:table-cell>
          <table:table-cell office:value-type="float" office:value="0.0163340568542481" calcext:value-type="float">
            <text:p>0,016334056854248</text:p>
          </table:table-cell>
          <table:table-cell table:number-columns-repeated="2" office:value-type="float" office:value="9251" calcext:value-type="float">
            <text:p>9251</text:p>
          </table:table-cell>
          <table:table-cell office:value-type="float" office:value="0.288614511489868" calcext:value-type="float">
            <text:p>0,288614511489868</text:p>
          </table:table-cell>
          <table:table-cell table:number-columns-repeated="2" office:value-type="float" office:value="3189" calcext:value-type="float">
            <text:p>3189</text:p>
          </table:table-cell>
          <table:table-cell office:value-type="float" office:value="10.0004298686981" calcext:value-type="float">
            <text:p>10,0004298686981</text:p>
          </table:table-cell>
          <table:table-cell table:number-columns-repeated="2" office:value-type="float" office:value="1829" calcext:value-type="float">
            <text:p>1829</text:p>
          </table:table-cell>
          <table:table-cell office:value-type="float" office:value="10.0058104991913" calcext:value-type="float">
            <text:p>10,0058104991913</text:p>
          </table:table-cell>
          <table:table-cell table:number-columns-repeated="2"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./data/50nodes/dis_40.txt</text:p>
          </table:table-cell>
          <table:table-cell office:value-type="float" office:value="0.0722825527191162" calcext:value-type="float">
            <text:p>0,072282552719116</text:p>
          </table:table-cell>
          <table:table-cell table:number-columns-repeated="2" office:value-type="float" office:value="8550" calcext:value-type="float">
            <text:p>8550</text:p>
          </table:table-cell>
          <table:table-cell office:value-type="float" office:value="0.206737518310547" calcext:value-type="float">
            <text:p>0,206737518310547</text:p>
          </table:table-cell>
          <table:table-cell table:number-columns-repeated="2" office:value-type="float" office:value="3914" calcext:value-type="float">
            <text:p>3914</text:p>
          </table:table-cell>
          <table:table-cell office:value-type="float" office:value="9.99793267250061" calcext:value-type="float">
            <text:p>9,99793267250061</text:p>
          </table:table-cell>
          <table:table-cell table:number-columns-repeated="2" office:value-type="float" office:value="2251" calcext:value-type="float">
            <text:p>2251</text:p>
          </table:table-cell>
          <table:table-cell office:value-type="float" office:value="10.0411076545715" calcext:value-type="float">
            <text:p>10,0411076545715</text:p>
          </table:table-cell>
          <table:table-cell table:number-columns-repeated="2" office:value-type="float" office:value="4692" calcext:value-type="float">
            <text:p>46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./data/50nodes/dis_20.txt</text:p>
          </table:table-cell>
          <table:table-cell office:value-type="float" office:value="0.0164904594421387" calcext:value-type="float">
            <text:p>0,016490459442139</text:p>
          </table:table-cell>
          <table:table-cell table:number-columns-repeated="2" office:value-type="float" office:value="10579" calcext:value-type="float">
            <text:p>10579</text:p>
          </table:table-cell>
          <table:table-cell office:value-type="float" office:value="0.186872720718384" calcext:value-type="float">
            <text:p>0,186872720718384</text:p>
          </table:table-cell>
          <table:table-cell table:number-columns-repeated="2" office:value-type="float" office:value="3154" calcext:value-type="float">
            <text:p>3154</text:p>
          </table:table-cell>
          <table:table-cell office:value-type="float" office:value="9.9971227645874" calcext:value-type="float">
            <text:p>9,9971227645874</text:p>
          </table:table-cell>
          <table:table-cell table:number-columns-repeated="2" office:value-type="float" office:value="2387" calcext:value-type="float">
            <text:p>2387</text:p>
          </table:table-cell>
          <table:table-cell office:value-type="float" office:value="9.99749875068665" calcext:value-type="float">
            <text:p>9,99749875068665</text:p>
          </table:table-cell>
          <table:table-cell table:number-columns-repeated="2"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./data/50nodes/dis_94.txt</text:p>
          </table:table-cell>
          <table:table-cell office:value-type="float" office:value="0.00685572624206543" calcext:value-type="float">
            <text:p>0,006855726242065</text:p>
          </table:table-cell>
          <table:table-cell table:number-columns-repeated="2" office:value-type="float" office:value="11292" calcext:value-type="float">
            <text:p>11292</text:p>
          </table:table-cell>
          <table:table-cell office:value-type="float" office:value="0.303076505661011" calcext:value-type="float">
            <text:p>0,303076505661011</text:p>
          </table:table-cell>
          <table:table-cell table:number-columns-repeated="2" office:value-type="float" office:value="3353" calcext:value-type="float">
            <text:p>3353</text:p>
          </table:table-cell>
          <table:table-cell office:value-type="float" office:value="9.99751496315002" calcext:value-type="float">
            <text:p>9,99751496315002</text:p>
          </table:table-cell>
          <table:table-cell table:number-columns-repeated="2" office:value-type="float" office:value="2191" calcext:value-type="float">
            <text:p>2191</text:p>
          </table:table-cell>
          <table:table-cell office:value-type="float" office:value="10.0100691318512" calcext:value-type="float">
            <text:p>10,0100691318512</text:p>
          </table:table-cell>
          <table:table-cell table:number-columns-repeated="2" office:value-type="float" office:value="4663" calcext:value-type="float">
            <text:p>46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./data/50nodes/dis_38.txt</text:p>
          </table:table-cell>
          <table:table-cell office:value-type="float" office:value="0.016352653503418" calcext:value-type="float">
            <text:p>0,016352653503418</text:p>
          </table:table-cell>
          <table:table-cell table:number-columns-repeated="2" office:value-type="float" office:value="10446" calcext:value-type="float">
            <text:p>10446</text:p>
          </table:table-cell>
          <table:table-cell office:value-type="float" office:value="0.308158159255981" calcext:value-type="float">
            <text:p>0,308158159255981</text:p>
          </table:table-cell>
          <table:table-cell table:number-columns-repeated="2" office:value-type="float" office:value="3159" calcext:value-type="float">
            <text:p>3159</text:p>
          </table:table-cell>
          <table:table-cell office:value-type="float" office:value="9.99962162971497" calcext:value-type="float">
            <text:p>9,99962162971497</text:p>
          </table:table-cell>
          <table:table-cell table:number-columns-repeated="2" office:value-type="float" office:value="2311" calcext:value-type="float">
            <text:p>2311</text:p>
          </table:table-cell>
          <table:table-cell office:value-type="float" office:value="10.0361466407776" calcext:value-type="float">
            <text:p>10,0361466407776</text:p>
          </table:table-cell>
          <table:table-cell table:number-columns-repeated="2" office:value-type="float" office:value="4655" calcext:value-type="float">
            <text:p>46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./data/50nodes/dis_21.txt</text:p>
          </table:table-cell>
          <table:table-cell office:value-type="float" office:value="0.0197415351867676" calcext:value-type="float">
            <text:p>0,019741535186768</text:p>
          </table:table-cell>
          <table:table-cell table:number-columns-repeated="2" office:value-type="float" office:value="9750" calcext:value-type="float">
            <text:p>9750</text:p>
          </table:table-cell>
          <table:table-cell office:value-type="float" office:value="0.256292581558228" calcext:value-type="float">
            <text:p>0,256292581558228</text:p>
          </table:table-cell>
          <table:table-cell table:number-columns-repeated="2" office:value-type="float" office:value="3397" calcext:value-type="float">
            <text:p>3397</text:p>
          </table:table-cell>
          <table:table-cell office:value-type="float" office:value="9.99832892417908" calcext:value-type="float">
            <text:p>9,99832892417908</text:p>
          </table:table-cell>
          <table:table-cell table:number-columns-repeated="2" office:value-type="float" office:value="2276" calcext:value-type="float">
            <text:p>2276</text:p>
          </table:table-cell>
          <table:table-cell office:value-type="float" office:value="10.0182325839996" calcext:value-type="float">
            <text:p>10,0182325839996</text:p>
          </table:table-cell>
          <table:table-cell table:number-columns-repeated="2" office:value-type="float" office:value="4321" calcext:value-type="float">
            <text:p>43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./data/50nodes/dis_79.txt</text:p>
          </table:table-cell>
          <table:table-cell office:value-type="float" office:value="0.013314962387085" calcext:value-type="float">
            <text:p>0,013314962387085</text:p>
          </table:table-cell>
          <table:table-cell table:number-columns-repeated="2" office:value-type="float" office:value="10721" calcext:value-type="float">
            <text:p>10721</text:p>
          </table:table-cell>
          <table:table-cell office:value-type="float" office:value="0.283763647079468" calcext:value-type="float">
            <text:p>0,283763647079468</text:p>
          </table:table-cell>
          <table:table-cell table:number-columns-repeated="2" office:value-type="float" office:value="2841" calcext:value-type="float">
            <text:p>2841</text:p>
          </table:table-cell>
          <table:table-cell office:value-type="float" office:value="9.99809694290161" calcext:value-type="float">
            <text:p>9,99809694290161</text:p>
          </table:table-cell>
          <table:table-cell table:number-columns-repeated="2" office:value-type="float" office:value="2238" calcext:value-type="float">
            <text:p>2238</text:p>
          </table:table-cell>
          <table:table-cell office:value-type="float" office:value="10.0271744728088" calcext:value-type="float">
            <text:p>10,0271744728088</text:p>
          </table:table-cell>
          <table:table-cell table:number-columns-repeated="2" office:value-type="float" office:value="4598" calcext:value-type="float">
            <text:p>45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./data/50nodes/dis_16.txt</text:p>
          </table:table-cell>
          <table:table-cell office:value-type="float" office:value="0.0330255031585693" calcext:value-type="float">
            <text:p>0,033025503158569</text:p>
          </table:table-cell>
          <table:table-cell table:number-columns-repeated="2" office:value-type="float" office:value="9612" calcext:value-type="float">
            <text:p>9612</text:p>
          </table:table-cell>
          <table:table-cell office:value-type="float" office:value="0.319060325622559" calcext:value-type="float">
            <text:p>0,319060325622559</text:p>
          </table:table-cell>
          <table:table-cell table:number-columns-repeated="2" office:value-type="float" office:value="2677" calcext:value-type="float">
            <text:p>2677</text:p>
          </table:table-cell>
          <table:table-cell office:value-type="float" office:value="9.99878787994385" calcext:value-type="float">
            <text:p>9,99878787994385</text:p>
          </table:table-cell>
          <table:table-cell table:number-columns-repeated="2" office:value-type="float" office:value="2086" calcext:value-type="float">
            <text:p>2086</text:p>
          </table:table-cell>
          <table:table-cell office:value-type="float" office:value="10.0067493915558" calcext:value-type="float">
            <text:p>10,0067493915558</text:p>
          </table:table-cell>
          <table:table-cell table:number-columns-repeated="2" office:value-type="float" office:value="4181" calcext:value-type="float">
            <text:p>41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./data/50nodes/dis_65.txt</text:p>
          </table:table-cell>
          <table:table-cell office:value-type="float" office:value="0.0360383987426758" calcext:value-type="float">
            <text:p>0,036038398742676</text:p>
          </table:table-cell>
          <table:table-cell table:number-columns-repeated="2" office:value-type="float" office:value="9300" calcext:value-type="float">
            <text:p>9300</text:p>
          </table:table-cell>
          <table:table-cell office:value-type="float" office:value="0.206637144088745" calcext:value-type="float">
            <text:p>0,206637144088745</text:p>
          </table:table-cell>
          <table:table-cell table:number-columns-repeated="2" office:value-type="float" office:value="3455" calcext:value-type="float">
            <text:p>3455</text:p>
          </table:table-cell>
          <table:table-cell office:value-type="float" office:value="9.99990487098694" calcext:value-type="float">
            <text:p>9,99990487098694</text:p>
          </table:table-cell>
          <table:table-cell table:number-columns-repeated="2" office:value-type="float" office:value="2293" calcext:value-type="float">
            <text:p>2293</text:p>
          </table:table-cell>
          <table:table-cell office:value-type="float" office:value="10.0398933887482" calcext:value-type="float">
            <text:p>10,0398933887482</text:p>
          </table:table-cell>
          <table:table-cell table:number-columns-repeated="2" office:value-type="float" office:value="4543" calcext:value-type="float">
            <text:p>45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./data/50nodes/dis_96.txt</text:p>
          </table:table-cell>
          <table:table-cell office:value-type="float" office:value="0.0133242607116699" calcext:value-type="float">
            <text:p>0,01332426071167</text:p>
          </table:table-cell>
          <table:table-cell table:number-columns-repeated="2" office:value-type="float" office:value="10547" calcext:value-type="float">
            <text:p>10547</text:p>
          </table:table-cell>
          <table:table-cell office:value-type="float" office:value="0.316641330718994" calcext:value-type="float">
            <text:p>0,316641330718994</text:p>
          </table:table-cell>
          <table:table-cell table:number-columns-repeated="2" office:value-type="float" office:value="3195" calcext:value-type="float">
            <text:p>3195</text:p>
          </table:table-cell>
          <table:table-cell office:value-type="float" office:value="9.99993395805359" calcext:value-type="float">
            <text:p>9,99993395805359</text:p>
          </table:table-cell>
          <table:table-cell table:number-columns-repeated="2" office:value-type="float" office:value="2124" calcext:value-type="float">
            <text:p>2124</text:p>
          </table:table-cell>
          <table:table-cell office:value-type="float" office:value="10.0094873905182" calcext:value-type="float">
            <text:p>10,0094873905182</text:p>
          </table:table-cell>
          <table:table-cell table:number-columns-repeated="2" office:value-type="float" office:value="4525" calcext:value-type="float">
            <text:p>45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./data/50nodes/dis_24.txt</text:p>
          </table:table-cell>
          <table:table-cell office:value-type="float" office:value="0.00676584243774414" calcext:value-type="float">
            <text:p>0,006765842437744</text:p>
          </table:table-cell>
          <table:table-cell table:number-columns-repeated="2" office:value-type="float" office:value="10816" calcext:value-type="float">
            <text:p>10816</text:p>
          </table:table-cell>
          <table:table-cell office:value-type="float" office:value="0.194597244262695" calcext:value-type="float">
            <text:p>0,194597244262695</text:p>
          </table:table-cell>
          <table:table-cell table:number-columns-repeated="2" office:value-type="float" office:value="3809" calcext:value-type="float">
            <text:p>3809</text:p>
          </table:table-cell>
          <table:table-cell office:value-type="float" office:value="9.99972581863403" calcext:value-type="float">
            <text:p>9,99972581863403</text:p>
          </table:table-cell>
          <table:table-cell table:number-columns-repeated="2" office:value-type="float" office:value="2145" calcext:value-type="float">
            <text:p>2145</text:p>
          </table:table-cell>
          <table:table-cell office:value-type="float" office:value="10.0160610675812" calcext:value-type="float">
            <text:p>10,0160610675812</text:p>
          </table:table-cell>
          <table:table-cell table:number-columns-repeated="2" office:value-type="float" office:value="4289" calcext:value-type="float">
            <text:p>42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./data/50nodes/dis_84.txt</text:p>
          </table:table-cell>
          <table:table-cell office:value-type="float" office:value="0.0394093990325928" calcext:value-type="float">
            <text:p>0,039409399032593</text:p>
          </table:table-cell>
          <table:table-cell table:number-columns-repeated="2" office:value-type="float" office:value="9330" calcext:value-type="float">
            <text:p>9330</text:p>
          </table:table-cell>
          <table:table-cell office:value-type="float" office:value="0.302306652069092" calcext:value-type="float">
            <text:p>0,302306652069092</text:p>
          </table:table-cell>
          <table:table-cell table:number-columns-repeated="2" office:value-type="float" office:value="3004" calcext:value-type="float">
            <text:p>3004</text:p>
          </table:table-cell>
          <table:table-cell office:value-type="float" office:value="9.99824380874634" calcext:value-type="float">
            <text:p>9,99824380874634</text:p>
          </table:table-cell>
          <table:table-cell table:number-columns-repeated="2" office:value-type="float" office:value="1925" calcext:value-type="float">
            <text:p>1925</text:p>
          </table:table-cell>
          <table:table-cell office:value-type="float" office:value="9.99703454971314" calcext:value-type="float">
            <text:p>9,99703454971314</text:p>
          </table:table-cell>
          <table:table-cell table:number-columns-repeated="2"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./data/50nodes/dis_81.txt</text:p>
          </table:table-cell>
          <table:table-cell office:value-type="float" office:value="0.0644028186798096" calcext:value-type="float">
            <text:p>0,06440281867981</text:p>
          </table:table-cell>
          <table:table-cell table:number-columns-repeated="2" office:value-type="float" office:value="8647" calcext:value-type="float">
            <text:p>8647</text:p>
          </table:table-cell>
          <table:table-cell office:value-type="float" office:value="0.251551389694214" calcext:value-type="float">
            <text:p>0,251551389694214</text:p>
          </table:table-cell>
          <table:table-cell table:number-columns-repeated="2" office:value-type="float" office:value="3099" calcext:value-type="float">
            <text:p>3099</text:p>
          </table:table-cell>
          <table:table-cell office:value-type="float" office:value="9.99814105033875" calcext:value-type="float">
            <text:p>9,99814105033875</text:p>
          </table:table-cell>
          <table:table-cell table:number-columns-repeated="2" office:value-type="float" office:value="2164" calcext:value-type="float">
            <text:p>2164</text:p>
          </table:table-cell>
          <table:table-cell office:value-type="float" office:value="10.0374484062195" calcext:value-type="float">
            <text:p>10,0374484062195</text:p>
          </table:table-cell>
          <table:table-cell table:number-columns-repeated="2"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./data/50nodes/dis_23.txt</text:p>
          </table:table-cell>
          <table:table-cell office:value-type="float" office:value="0.0455248355865479" calcext:value-type="float">
            <text:p>0,045524835586548</text:p>
          </table:table-cell>
          <table:table-cell table:number-columns-repeated="2" office:value-type="float" office:value="8326" calcext:value-type="float">
            <text:p>8326</text:p>
          </table:table-cell>
          <table:table-cell office:value-type="float" office:value="0.186978101730347" calcext:value-type="float">
            <text:p>0,186978101730347</text:p>
          </table:table-cell>
          <table:table-cell table:number-columns-repeated="2" office:value-type="float" office:value="3847" calcext:value-type="float">
            <text:p>3847</text:p>
          </table:table-cell>
          <table:table-cell office:value-type="float" office:value="10.0031177997589" calcext:value-type="float">
            <text:p>10,0031177997589</text:p>
          </table:table-cell>
          <table:table-cell table:number-columns-repeated="2" office:value-type="float" office:value="2150" calcext:value-type="float">
            <text:p>2150</text:p>
          </table:table-cell>
          <table:table-cell office:value-type="float" office:value="10.02601146698" calcext:value-type="float">
            <text:p>10,02601146698</text:p>
          </table:table-cell>
          <table:table-cell table:number-columns-repeated="2"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./data/50nodes/dis_3.txt</text:p>
          </table:table-cell>
          <table:table-cell office:value-type="float" office:value="0.0162391662597656" calcext:value-type="float">
            <text:p>0,016239166259766</text:p>
          </table:table-cell>
          <table:table-cell table:number-columns-repeated="2" office:value-type="float" office:value="10131" calcext:value-type="float">
            <text:p>10131</text:p>
          </table:table-cell>
          <table:table-cell office:value-type="float" office:value="0.243746280670166" calcext:value-type="float">
            <text:p>0,243746280670166</text:p>
          </table:table-cell>
          <table:table-cell table:number-columns-repeated="2" office:value-type="float" office:value="2839" calcext:value-type="float">
            <text:p>2839</text:p>
          </table:table-cell>
          <table:table-cell office:value-type="float" office:value="9.99724245071411" calcext:value-type="float">
            <text:p>9,99724245071411</text:p>
          </table:table-cell>
          <table:table-cell table:number-columns-repeated="2" office:value-type="float" office:value="2207" calcext:value-type="float">
            <text:p>2207</text:p>
          </table:table-cell>
          <table:table-cell office:value-type="float" office:value="10.010951757431" calcext:value-type="float">
            <text:p>10,010951757431</text:p>
          </table:table-cell>
          <table:table-cell table:number-columns-repeated="2"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./data/50nodes/dis_9.txt</text:p>
          </table:table-cell>
          <table:table-cell office:value-type="float" office:value="0.0198090076446533" calcext:value-type="float">
            <text:p>0,019809007644653</text:p>
          </table:table-cell>
          <table:table-cell table:number-columns-repeated="2" office:value-type="float" office:value="10730" calcext:value-type="float">
            <text:p>10730</text:p>
          </table:table-cell>
          <table:table-cell office:value-type="float" office:value="0.266035079956055" calcext:value-type="float">
            <text:p>0,266035079956055</text:p>
          </table:table-cell>
          <table:table-cell table:number-columns-repeated="2" office:value-type="float" office:value="2909" calcext:value-type="float">
            <text:p>2909</text:p>
          </table:table-cell>
          <table:table-cell office:value-type="float" office:value="10.0027785301209" calcext:value-type="float">
            <text:p>10,0027785301209</text:p>
          </table:table-cell>
          <table:table-cell table:number-columns-repeated="2" office:value-type="float" office:value="2250" calcext:value-type="float">
            <text:p>2250</text:p>
          </table:table-cell>
          <table:table-cell office:value-type="float" office:value="9.99853014945984" calcext:value-type="float">
            <text:p>9,99853014945984</text:p>
          </table:table-cell>
          <table:table-cell table:number-columns-repeated="2" office:value-type="float" office:value="4722" calcext:value-type="float">
            <text:p>47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./data/50nodes/dis_93.txt</text:p>
          </table:table-cell>
          <table:table-cell office:value-type="float" office:value="0.0427119731903076" calcext:value-type="float">
            <text:p>0,042711973190308</text:p>
          </table:table-cell>
          <table:table-cell table:number-columns-repeated="2" office:value-type="float" office:value="8621" calcext:value-type="float">
            <text:p>8621</text:p>
          </table:table-cell>
          <table:table-cell office:value-type="float" office:value="0.345108270645142" calcext:value-type="float">
            <text:p>0,345108270645142</text:p>
          </table:table-cell>
          <table:table-cell table:number-columns-repeated="2" office:value-type="float" office:value="2970" calcext:value-type="float">
            <text:p>2970</text:p>
          </table:table-cell>
          <table:table-cell office:value-type="float" office:value="10.0006496906281" calcext:value-type="float">
            <text:p>10,0006496906281</text:p>
          </table:table-cell>
          <table:table-cell table:number-columns-repeated="2" office:value-type="float" office:value="2091" calcext:value-type="float">
            <text:p>2091</text:p>
          </table:table-cell>
          <table:table-cell office:value-type="float" office:value="10.0097026824951" calcext:value-type="float">
            <text:p>10,0097026824951</text:p>
          </table:table-cell>
          <table:table-cell table:number-columns-repeated="2"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./data/50nodes/dis_67.txt</text:p>
          </table:table-cell>
          <table:table-cell office:value-type="float" office:value="0.0262789726257324" calcext:value-type="float">
            <text:p>0,026278972625732</text:p>
          </table:table-cell>
          <table:table-cell table:number-columns-repeated="2" office:value-type="float" office:value="9539" calcext:value-type="float">
            <text:p>9539</text:p>
          </table:table-cell>
          <table:table-cell office:value-type="float" office:value="0.236023664474487" calcext:value-type="float">
            <text:p>0,236023664474487</text:p>
          </table:table-cell>
          <table:table-cell table:number-columns-repeated="2" office:value-type="float" office:value="3378" calcext:value-type="float">
            <text:p>3378</text:p>
          </table:table-cell>
          <table:table-cell office:value-type="float" office:value="9.99764966964722" calcext:value-type="float">
            <text:p>9,99764966964722</text:p>
          </table:table-cell>
          <table:table-cell table:number-columns-repeated="2" office:value-type="float" office:value="2092" calcext:value-type="float">
            <text:p>2092</text:p>
          </table:table-cell>
          <table:table-cell office:value-type="float" office:value="10.0065333843231" calcext:value-type="float">
            <text:p>10,0065333843231</text:p>
          </table:table-cell>
          <table:table-cell table:number-columns-repeated="2" office:value-type="float" office:value="4155" calcext:value-type="float">
            <text:p>41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/data/50nodes/dis_89.txt</text:p>
          </table:table-cell>
          <table:table-cell office:value-type="float" office:value="0.0757434368133545" calcext:value-type="float">
            <text:p>0,075743436813355</text:p>
          </table:table-cell>
          <table:table-cell table:number-columns-repeated="2" office:value-type="float" office:value="7397" calcext:value-type="float">
            <text:p>7397</text:p>
          </table:table-cell>
          <table:table-cell office:value-type="float" office:value="0.239031553268433" calcext:value-type="float">
            <text:p>0,239031553268433</text:p>
          </table:table-cell>
          <table:table-cell table:number-columns-repeated="2" office:value-type="float" office:value="3364" calcext:value-type="float">
            <text:p>3364</text:p>
          </table:table-cell>
          <table:table-cell office:value-type="float" office:value="9.99712157249451" calcext:value-type="float">
            <text:p>9,99712157249451</text:p>
          </table:table-cell>
          <table:table-cell table:number-columns-repeated="2" office:value-type="float" office:value="2067" calcext:value-type="float">
            <text:p>2067</text:p>
          </table:table-cell>
          <table:table-cell office:value-type="float" office:value="10.0049116611481" calcext:value-type="float">
            <text:p>10,0049116611481</text:p>
          </table:table-cell>
          <table:table-cell table:number-columns-repeated="2" office:value-type="float" office:value="4935" calcext:value-type="float">
            <text:p>49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./data/50nodes/dis_27.txt</text:p>
          </table:table-cell>
          <table:table-cell office:value-type="float" office:value="0.0129687786102295" calcext:value-type="float">
            <text:p>0,01296877861023</text:p>
          </table:table-cell>
          <table:table-cell table:number-columns-repeated="2" office:value-type="float" office:value="10407" calcext:value-type="float">
            <text:p>10407</text:p>
          </table:table-cell>
          <table:table-cell office:value-type="float" office:value="0.201159715652466" calcext:value-type="float">
            <text:p>0,201159715652466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9.99869322776794" calcext:value-type="float">
            <text:p>9,99869322776794</text:p>
          </table:table-cell>
          <table:table-cell table:number-columns-repeated="2" office:value-type="float" office:value="2075" calcext:value-type="float">
            <text:p>2075</text:p>
          </table:table-cell>
          <table:table-cell office:value-type="float" office:value="10.0073354244232" calcext:value-type="float">
            <text:p>10,0073354244232</text:p>
          </table:table-cell>
          <table:table-cell table:number-columns-repeated="2"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./data/50nodes/dis_60.txt</text:p>
          </table:table-cell>
          <table:table-cell office:value-type="float" office:value="0.0557000637054443" calcext:value-type="float">
            <text:p>0,055700063705444</text:p>
          </table:table-cell>
          <table:table-cell table:number-columns-repeated="2" office:value-type="float" office:value="7638" calcext:value-type="float">
            <text:p>7638</text:p>
          </table:table-cell>
          <table:table-cell office:value-type="float" office:value="0.191307067871094" calcext:value-type="float">
            <text:p>0,191307067871094</text:p>
          </table:table-cell>
          <table:table-cell table:number-columns-repeated="2" office:value-type="float" office:value="3919" calcext:value-type="float">
            <text:p>3919</text:p>
          </table:table-cell>
          <table:table-cell office:value-type="float" office:value="10.0008141994476" calcext:value-type="float">
            <text:p>10,0008141994476</text:p>
          </table:table-cell>
          <table:table-cell table:number-columns-repeated="2" office:value-type="float" office:value="2163" calcext:value-type="float">
            <text:p>2163</text:p>
          </table:table-cell>
          <table:table-cell office:value-type="float" office:value="10.0279948711395" calcext:value-type="float">
            <text:p>10,0279948711395</text:p>
          </table:table-cell>
          <table:table-cell table:number-columns-repeated="2" office:value-type="float" office:value="4239" calcext:value-type="float">
            <text:p>42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./data/50nodes/dis_32.txt</text:p>
          </table:table-cell>
          <table:table-cell office:value-type="float" office:value="0.00974822044372559" calcext:value-type="float">
            <text:p>0,009748220443726</text:p>
          </table:table-cell>
          <table:table-cell table:number-columns-repeated="2" office:value-type="float" office:value="10731" calcext:value-type="float">
            <text:p>10731</text:p>
          </table:table-cell>
          <table:table-cell office:value-type="float" office:value="0.24732780456543" calcext:value-type="float">
            <text:p>0,24732780456543</text:p>
          </table:table-cell>
          <table:table-cell table:number-columns-repeated="2" office:value-type="float" office:value="3380" calcext:value-type="float">
            <text:p>3380</text:p>
          </table:table-cell>
          <table:table-cell office:value-type="float" office:value="9.99750947952271" calcext:value-type="float">
            <text:p>9,99750947952271</text:p>
          </table:table-cell>
          <table:table-cell table:number-columns-repeated="2" office:value-type="float" office:value="1901" calcext:value-type="float">
            <text:p>1901</text:p>
          </table:table-cell>
          <table:table-cell office:value-type="float" office:value="10.0086686611176" calcext:value-type="float">
            <text:p>10,0086686611176</text:p>
          </table:table-cell>
          <table:table-cell table:number-columns-repeated="2"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./data/50nodes/dis_54.txt</text:p>
          </table:table-cell>
          <table:table-cell office:value-type="float" office:value="0.0162661075592041" calcext:value-type="float">
            <text:p>0,016266107559204</text:p>
          </table:table-cell>
          <table:table-cell table:number-columns-repeated="2" office:value-type="float" office:value="9874" calcext:value-type="float">
            <text:p>9874</text:p>
          </table:table-cell>
          <table:table-cell office:value-type="float" office:value="0.231424331665039" calcext:value-type="float">
            <text:p>0,231424331665039</text:p>
          </table:table-cell>
          <table:table-cell table:number-columns-repeated="2" office:value-type="float" office:value="3166" calcext:value-type="float">
            <text:p>3166</text:p>
          </table:table-cell>
          <table:table-cell office:value-type="float" office:value="10.0014617443085" calcext:value-type="float">
            <text:p>10,0014617443085</text:p>
          </table:table-cell>
          <table:table-cell table:number-columns-repeated="2" office:value-type="float" office:value="2105" calcext:value-type="float">
            <text:p>2105</text:p>
          </table:table-cell>
          <table:table-cell office:value-type="float" office:value="10.0293250083923" calcext:value-type="float">
            <text:p>10,0293250083923</text:p>
          </table:table-cell>
          <table:table-cell table:number-columns-repeated="2"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./data/50nodes/dis_17.txt</text:p>
          </table:table-cell>
          <table:table-cell office:value-type="float" office:value="0.0260729789733887" calcext:value-type="float">
            <text:p>0,026072978973389</text:p>
          </table:table-cell>
          <table:table-cell table:number-columns-repeated="2" office:value-type="float" office:value="9267" calcext:value-type="float">
            <text:p>9267</text:p>
          </table:table-cell>
          <table:table-cell office:value-type="float" office:value="0.184338092803955" calcext:value-type="float">
            <text:p>0,184338092803955</text:p>
          </table:table-cell>
          <table:table-cell table:number-columns-repeated="2" office:value-type="float" office:value="4010" calcext:value-type="float">
            <text:p>4010</text:p>
          </table:table-cell>
          <table:table-cell office:value-type="float" office:value="9.99896311759949" calcext:value-type="float">
            <text:p>9,99896311759949</text:p>
          </table:table-cell>
          <table:table-cell table:number-columns-repeated="2" office:value-type="float" office:value="2098" calcext:value-type="float">
            <text:p>2098</text:p>
          </table:table-cell>
          <table:table-cell office:value-type="float" office:value="10.0100724697113" calcext:value-type="float">
            <text:p>10,0100724697113</text:p>
          </table:table-cell>
          <table:table-cell table:number-columns-repeated="2"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./data/50nodes/dis_59.txt</text:p>
          </table:table-cell>
          <table:table-cell office:value-type="float" office:value="0.0879623889923096" calcext:value-type="float">
            <text:p>0,08796238899231</text:p>
          </table:table-cell>
          <table:table-cell table:number-columns-repeated="2" office:value-type="float" office:value="7850" calcext:value-type="float">
            <text:p>7850</text:p>
          </table:table-cell>
          <table:table-cell office:value-type="float" office:value="0.188924074172974" calcext:value-type="float">
            <text:p>0,188924074172974</text:p>
          </table:table-cell>
          <table:table-cell table:number-columns-repeated="2" office:value-type="float" office:value="3526" calcext:value-type="float">
            <text:p>3526</text:p>
          </table:table-cell>
          <table:table-cell office:value-type="float" office:value="9.99803924560547" calcext:value-type="float">
            <text:p>9,99803924560547</text:p>
          </table:table-cell>
          <table:table-cell table:number-columns-repeated="2" office:value-type="float" office:value="2198" calcext:value-type="float">
            <text:p>2198</text:p>
          </table:table-cell>
          <table:table-cell office:value-type="float" office:value="10.0049262046814" calcext:value-type="float">
            <text:p>10,0049262046814</text:p>
          </table:table-cell>
          <table:table-cell table:number-columns-repeated="2" office:value-type="float" office:value="4423" calcext:value-type="float">
            <text:p>44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./data/50nodes/dis_80.txt</text:p>
          </table:table-cell>
          <table:table-cell office:value-type="float" office:value="0.00659584999084473" calcext:value-type="float">
            <text:p>0,006595849990845</text:p>
          </table:table-cell>
          <table:table-cell table:number-columns-repeated="2" office:value-type="float" office:value="10469" calcext:value-type="float">
            <text:p>10469</text:p>
          </table:table-cell>
          <table:table-cell office:value-type="float" office:value="0.217678785324097" calcext:value-type="float">
            <text:p>0,217678785324097</text:p>
          </table:table-cell>
          <table:table-cell table:number-columns-repeated="2" office:value-type="float" office:value="3453" calcext:value-type="float">
            <text:p>3453</text:p>
          </table:table-cell>
          <table:table-cell office:value-type="float" office:value="9.99972462654114" calcext:value-type="float">
            <text:p>9,99972462654114</text:p>
          </table:table-cell>
          <table:table-cell table:number-columns-repeated="2" office:value-type="float" office:value="2244" calcext:value-type="float">
            <text:p>2244</text:p>
          </table:table-cell>
          <table:table-cell office:value-type="float" office:value="10.0347745418549" calcext:value-type="float">
            <text:p>10,0347745418549</text:p>
          </table:table-cell>
          <table:table-cell table:number-columns-repeated="2"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./data/50nodes/dis_56.txt</text:p>
          </table:table-cell>
          <table:table-cell office:value-type="float" office:value="0.0105545520782471" calcext:value-type="float">
            <text:p>0,010554552078247</text:p>
          </table:table-cell>
          <table:table-cell table:number-columns-repeated="2" office:value-type="float" office:value="10402" calcext:value-type="float">
            <text:p>10402</text:p>
          </table:table-cell>
          <table:table-cell office:value-type="float" office:value="0.248515367507935" calcext:value-type="float">
            <text:p>0,248515367507935</text:p>
          </table:table-cell>
          <table:table-cell table:number-columns-repeated="2" office:value-type="float" office:value="3535" calcext:value-type="float">
            <text:p>3535</text:p>
          </table:table-cell>
          <table:table-cell office:value-type="float" office:value="9.99750947952271" calcext:value-type="float">
            <text:p>9,99750947952271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0.0026550292969" calcext:value-type="float">
            <text:p>10,0026550292969</text:p>
          </table:table-cell>
          <table:table-cell table:number-columns-repeated="2"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./data/50nodes/dis_78.txt</text:p>
          </table:table-cell>
          <table:table-cell office:value-type="float" office:value="0.0587120056152344" calcext:value-type="float">
            <text:p>0,058712005615234</text:p>
          </table:table-cell>
          <table:table-cell table:number-columns-repeated="2" office:value-type="float" office:value="8454" calcext:value-type="float">
            <text:p>8454</text:p>
          </table:table-cell>
          <table:table-cell office:value-type="float" office:value="0.209314346313477" calcext:value-type="float">
            <text:p>0,209314346313477</text:p>
          </table:table-cell>
          <table:table-cell table:number-columns-repeated="2" office:value-type="float" office:value="3499" calcext:value-type="float">
            <text:p>3499</text:p>
          </table:table-cell>
          <table:table-cell office:value-type="float" office:value="9.9979248046875" calcext:value-type="float">
            <text:p>9,9979248046875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0.0329210758209" calcext:value-type="float">
            <text:p>10,0329210758209</text:p>
          </table:table-cell>
          <table:table-cell table:number-columns-repeated="2"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./data/50nodes/dis_66.txt</text:p>
          </table:table-cell>
          <table:table-cell office:value-type="float" office:value="0.0279145240783691" calcext:value-type="float">
            <text:p>0,027914524078369</text:p>
          </table:table-cell>
          <table:table-cell table:number-columns-repeated="2" office:value-type="float" office:value="10112" calcext:value-type="float">
            <text:p>10112</text:p>
          </table:table-cell>
          <table:table-cell office:value-type="float" office:value="0.218565464019775" calcext:value-type="float">
            <text:p>0,218565464019775</text:p>
          </table:table-cell>
          <table:table-cell table:number-columns-repeated="2" office:value-type="float" office:value="3010" calcext:value-type="float">
            <text:p>3010</text:p>
          </table:table-cell>
          <table:table-cell office:value-type="float" office:value="10.0005347728729" calcext:value-type="float">
            <text:p>10,0005347728729</text:p>
          </table:table-cell>
          <table:table-cell table:number-columns-repeated="2" office:value-type="float" office:value="2287" calcext:value-type="float">
            <text:p>2287</text:p>
          </table:table-cell>
          <table:table-cell office:value-type="float" office:value="10.0296607017517" calcext:value-type="float">
            <text:p>10,0296607017517</text:p>
          </table:table-cell>
          <table:table-cell table:number-columns-repeated="2"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./data/50nodes/dis_43.txt</text:p>
          </table:table-cell>
          <table:table-cell office:value-type="float" office:value="0.0428318977355957" calcext:value-type="float">
            <text:p>0,042831897735596</text:p>
          </table:table-cell>
          <table:table-cell table:number-columns-repeated="2" office:value-type="float" office:value="9074" calcext:value-type="float">
            <text:p>9074</text:p>
          </table:table-cell>
          <table:table-cell office:value-type="float" office:value="0.280671834945679" calcext:value-type="float">
            <text:p>0,280671834945679</text:p>
          </table:table-cell>
          <table:table-cell table:number-columns-repeated="2" office:value-type="float" office:value="3249" calcext:value-type="float">
            <text:p>3249</text:p>
          </table:table-cell>
          <table:table-cell office:value-type="float" office:value="9.99839043617249" calcext:value-type="float">
            <text:p>9,99839043617249</text:p>
          </table:table-cell>
          <table:table-cell table:number-columns-repeated="2" office:value-type="float" office:value="2029" calcext:value-type="float">
            <text:p>2029</text:p>
          </table:table-cell>
          <table:table-cell office:value-type="float" office:value="9.99721074104309" calcext:value-type="float">
            <text:p>9,99721074104309</text:p>
          </table:table-cell>
          <table:table-cell table:number-columns-repeated="2"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./data/50nodes/dis_26.txt</text:p>
          </table:table-cell>
          <table:table-cell office:value-type="float" office:value="0.0407776832580566" calcext:value-type="float">
            <text:p>0,040777683258057</text:p>
          </table:table-cell>
          <table:table-cell table:number-columns-repeated="2" office:value-type="float" office:value="8941" calcext:value-type="float">
            <text:p>8941</text:p>
          </table:table-cell>
          <table:table-cell office:value-type="float" office:value="0.199234962463379" calcext:value-type="float">
            <text:p>0,199234962463379</text:p>
          </table:table-cell>
          <table:table-cell table:number-columns-repeated="2" office:value-type="float" office:value="3291" calcext:value-type="float">
            <text:p>3291</text:p>
          </table:table-cell>
          <table:table-cell office:value-type="float" office:value="9.9977502822876" calcext:value-type="float">
            <text:p>9,9977502822876</text:p>
          </table:table-cell>
          <table:table-cell table:number-columns-repeated="2" office:value-type="float" office:value="2044" calcext:value-type="float">
            <text:p>2044</text:p>
          </table:table-cell>
          <table:table-cell office:value-type="float" office:value="10.0304846763611" calcext:value-type="float">
            <text:p>10,0304846763611</text:p>
          </table:table-cell>
          <table:table-cell table:number-columns-repeated="2" office:value-type="float" office:value="4668" calcext:value-type="float">
            <text:p>46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./data/50nodes/dis_46.txt</text:p>
          </table:table-cell>
          <table:table-cell office:value-type="float" office:value="0.0109586715698242" calcext:value-type="float">
            <text:p>0,010958671569824</text:p>
          </table:table-cell>
          <table:table-cell table:number-columns-repeated="2" office:value-type="float" office:value="11644" calcext:value-type="float">
            <text:p>11644</text:p>
          </table:table-cell>
          <table:table-cell office:value-type="float" office:value="0.300890207290649" calcext:value-type="float">
            <text:p>0,300890207290649</text:p>
          </table:table-cell>
          <table:table-cell table:number-columns-repeated="2" office:value-type="float" office:value="2962" calcext:value-type="float">
            <text:p>2962</text:p>
          </table:table-cell>
          <table:table-cell office:value-type="float" office:value="9.99965906143189" calcext:value-type="float">
            <text:p>9,99965906143189</text:p>
          </table:table-cell>
          <table:table-cell table:number-columns-repeated="2" office:value-type="float" office:value="2244" calcext:value-type="float">
            <text:p>2244</text:p>
          </table:table-cell>
          <table:table-cell office:value-type="float" office:value="10.0096006393433" calcext:value-type="float">
            <text:p>10,0096006393433</text:p>
          </table:table-cell>
          <table:table-cell table:number-columns-repeated="2" office:value-type="float" office:value="4682" calcext:value-type="float">
            <text:p>46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./data/50nodes/dis_42.txt</text:p>
          </table:table-cell>
          <table:table-cell office:value-type="float" office:value="0.019744873046875" calcext:value-type="float">
            <text:p>0,019744873046875</text:p>
          </table:table-cell>
          <table:table-cell table:number-columns-repeated="2" office:value-type="float" office:value="10150" calcext:value-type="float">
            <text:p>10150</text:p>
          </table:table-cell>
          <table:table-cell office:value-type="float" office:value="0.24435019493103" calcext:value-type="float">
            <text:p>0,24435019493103</text:p>
          </table:table-cell>
          <table:table-cell table:number-columns-repeated="2" office:value-type="float" office:value="2828" calcext:value-type="float">
            <text:p>2828</text:p>
          </table:table-cell>
          <table:table-cell office:value-type="float" office:value="9.99889492988586" calcext:value-type="float">
            <text:p>9,99889492988586</text:p>
          </table:table-cell>
          <table:table-cell table:number-columns-repeated="2" office:value-type="float" office:value="2157" calcext:value-type="float">
            <text:p>2157</text:p>
          </table:table-cell>
          <table:table-cell office:value-type="float" office:value="10.0198373794556" calcext:value-type="float">
            <text:p>10,0198373794556</text:p>
          </table:table-cell>
          <table:table-cell table:number-columns-repeated="2"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./data/50nodes/dis_49.txt</text:p>
          </table:table-cell>
          <table:table-cell office:value-type="float" office:value="0.0325894355773926" calcext:value-type="float">
            <text:p>0,032589435577393</text:p>
          </table:table-cell>
          <table:table-cell table:number-columns-repeated="2" office:value-type="float" office:value="9611" calcext:value-type="float">
            <text:p>9611</text:p>
          </table:table-cell>
          <table:table-cell office:value-type="float" office:value="0.224652528762817" calcext:value-type="float">
            <text:p>0,224652528762817</text:p>
          </table:table-cell>
          <table:table-cell table:number-columns-repeated="2" office:value-type="float" office:value="3916" calcext:value-type="float">
            <text:p>3916</text:p>
          </table:table-cell>
          <table:table-cell office:value-type="float" office:value="9.99986624717712" calcext:value-type="float">
            <text:p>9,99986624717712</text:p>
          </table:table-cell>
          <table:table-cell table:number-columns-repeated="2" office:value-type="float" office:value="2288" calcext:value-type="float">
            <text:p>2288</text:p>
          </table:table-cell>
          <table:table-cell office:value-type="float" office:value="10.0312190055847" calcext:value-type="float">
            <text:p>10,0312190055847</text:p>
          </table:table-cell>
          <table:table-cell table:number-columns-repeated="2" office:value-type="float" office:value="4335" calcext:value-type="float">
            <text:p>43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./data/50nodes/dis_7.txt</text:p>
          </table:table-cell>
          <table:table-cell office:value-type="float" office:value="0.0235998630523682" calcext:value-type="float">
            <text:p>0,023599863052368</text:p>
          </table:table-cell>
          <table:table-cell table:number-columns-repeated="2" office:value-type="float" office:value="9472" calcext:value-type="float">
            <text:p>9472</text:p>
          </table:table-cell>
          <table:table-cell office:value-type="float" office:value="0.204884052276611" calcext:value-type="float">
            <text:p>0,204884052276611</text:p>
          </table:table-cell>
          <table:table-cell table:number-columns-repeated="2" office:value-type="float" office:value="3186" calcext:value-type="float">
            <text:p>3186</text:p>
          </table:table-cell>
          <table:table-cell office:value-type="float" office:value="10.0002977848053" calcext:value-type="float">
            <text:p>10,0002977848053</text:p>
          </table:table-cell>
          <table:table-cell table:number-columns-repeated="2" office:value-type="float" office:value="2040" calcext:value-type="float">
            <text:p>2040</text:p>
          </table:table-cell>
          <table:table-cell office:value-type="float" office:value="10.0058538913727" calcext:value-type="float">
            <text:p>10,0058538913727</text:p>
          </table:table-cell>
          <table:table-cell table:number-columns-repeated="2" office:value-type="float" office:value="4409" calcext:value-type="float">
            <text:p>44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./data/50nodes/dis_69.txt</text:p>
          </table:table-cell>
          <table:table-cell office:value-type="float" office:value="0.0064387321472168" calcext:value-type="float">
            <text:p>0,006438732147217</text:p>
          </table:table-cell>
          <table:table-cell table:number-columns-repeated="2" office:value-type="float" office:value="11304" calcext:value-type="float">
            <text:p>11304</text:p>
          </table:table-cell>
          <table:table-cell office:value-type="float" office:value="0.224466562271118" calcext:value-type="float">
            <text:p>0,224466562271118</text:p>
          </table:table-cell>
          <table:table-cell table:number-columns-repeated="2" office:value-type="float" office:value="3127" calcext:value-type="float">
            <text:p>3127</text:p>
          </table:table-cell>
          <table:table-cell office:value-type="float" office:value="10.0003411769867" calcext:value-type="float">
            <text:p>10,0003411769867</text:p>
          </table:table-cell>
          <table:table-cell table:number-columns-repeated="2" office:value-type="float" office:value="2124" calcext:value-type="float">
            <text:p>2124</text:p>
          </table:table-cell>
          <table:table-cell office:value-type="float" office:value="10.0303380489349" calcext:value-type="float">
            <text:p>10,0303380489349</text:p>
          </table:table-cell>
          <table:table-cell table:number-columns-repeated="2" office:value-type="float" office:value="4618" calcext:value-type="float">
            <text:p>46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./data/50nodes/dis_33.txt</text:p>
          </table:table-cell>
          <table:table-cell office:value-type="float" office:value="0.0589437484741211" calcext:value-type="float">
            <text:p>0,058943748474121</text:p>
          </table:table-cell>
          <table:table-cell table:number-columns-repeated="2" office:value-type="float" office:value="8423" calcext:value-type="float">
            <text:p>8423</text:p>
          </table:table-cell>
          <table:table-cell office:value-type="float" office:value="0.291625261306763" calcext:value-type="float">
            <text:p>0,291625261306763</text:p>
          </table:table-cell>
          <table:table-cell table:number-columns-repeated="2" office:value-type="float" office:value="2872" calcext:value-type="float">
            <text:p>2872</text:p>
          </table:table-cell>
          <table:table-cell office:value-type="float" office:value="9.99710083007813" calcext:value-type="float">
            <text:p>9,99710083007813</text:p>
          </table:table-cell>
          <table:table-cell table:number-columns-repeated="2" office:value-type="float" office:value="2153" calcext:value-type="float">
            <text:p>2153</text:p>
          </table:table-cell>
          <table:table-cell office:value-type="float" office:value="10.0096209049225" calcext:value-type="float">
            <text:p>10,0096209049225</text:p>
          </table:table-cell>
          <table:table-cell table:number-columns-repeated="2" office:value-type="float" office:value="4441" calcext:value-type="float">
            <text:p>44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./data/50nodes/dis_48.txt</text:p>
          </table:table-cell>
          <table:table-cell office:value-type="float" office:value="0.0263738632202148" calcext:value-type="float">
            <text:p>0,026373863220215</text:p>
          </table:table-cell>
          <table:table-cell table:number-columns-repeated="2" office:value-type="float" office:value="9569" calcext:value-type="float">
            <text:p>9569</text:p>
          </table:table-cell>
          <table:table-cell office:value-type="float" office:value="0.191540002822876" calcext:value-type="float">
            <text:p>0,191540002822876</text:p>
          </table:table-cell>
          <table:table-cell table:number-columns-repeated="2" office:value-type="float" office:value="3685" calcext:value-type="float">
            <text:p>3685</text:p>
          </table:table-cell>
          <table:table-cell office:value-type="float" office:value="9.99800634384155" calcext:value-type="float">
            <text:p>9,99800634384155</text:p>
          </table:table-cell>
          <table:table-cell table:number-columns-repeated="2" office:value-type="float" office:value="2059" calcext:value-type="float">
            <text:p>2059</text:p>
          </table:table-cell>
          <table:table-cell office:value-type="float" office:value="10.0239264965057" calcext:value-type="float">
            <text:p>10,0239264965057</text:p>
          </table:table-cell>
          <table:table-cell table:number-columns-repeated="2" office:value-type="float" office:value="4362" calcext:value-type="float">
            <text:p>43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./data/50nodes/dis_76.txt</text:p>
          </table:table-cell>
          <table:table-cell office:value-type="float" office:value="0.0294532775878906" calcext:value-type="float">
            <text:p>0,029453277587891</text:p>
          </table:table-cell>
          <table:table-cell table:number-columns-repeated="2" office:value-type="float" office:value="9686" calcext:value-type="float">
            <text:p>9686</text:p>
          </table:table-cell>
          <table:table-cell office:value-type="float" office:value="0.234829902648926" calcext:value-type="float">
            <text:p>0,234829902648926</text:p>
          </table:table-cell>
          <table:table-cell table:number-columns-repeated="2" office:value-type="float" office:value="3239" calcext:value-type="float">
            <text:p>3239</text:p>
          </table:table-cell>
          <table:table-cell office:value-type="float" office:value="10.0038936138153" calcext:value-type="float">
            <text:p>10,0038936138153</text:p>
          </table:table-cell>
          <table:table-cell table:number-columns-repeated="2" office:value-type="float" office:value="2117" calcext:value-type="float">
            <text:p>2117</text:p>
          </table:table-cell>
          <table:table-cell office:value-type="float" office:value="10.0095415115356" calcext:value-type="float">
            <text:p>10,0095415115356</text:p>
          </table:table-cell>
          <table:table-cell table:number-columns-repeated="2" office:value-type="float" office:value="4729" calcext:value-type="float">
            <text:p>47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./data/50nodes/dis_99.txt</text:p>
          </table:table-cell>
          <table:table-cell office:value-type="float" office:value="0.0257816314697266" calcext:value-type="float">
            <text:p>0,025781631469727</text:p>
          </table:table-cell>
          <table:table-cell table:number-columns-repeated="2" office:value-type="float" office:value="10192" calcext:value-type="float">
            <text:p>10192</text:p>
          </table:table-cell>
          <table:table-cell office:value-type="float" office:value="0.202924013137817" calcext:value-type="float">
            <text:p>0,202924013137817</text:p>
          </table:table-cell>
          <table:table-cell table:number-columns-repeated="2" office:value-type="float" office:value="3380" calcext:value-type="float">
            <text:p>3380</text:p>
          </table:table-cell>
          <table:table-cell office:value-type="float" office:value="9.99711155891418" calcext:value-type="float">
            <text:p>9,99711155891418</text:p>
          </table:table-cell>
          <table:table-cell table:number-columns-repeated="2" office:value-type="float" office:value="2150" calcext:value-type="float">
            <text:p>2150</text:p>
          </table:table-cell>
          <table:table-cell office:value-type="float" office:value="10.0285270214081" calcext:value-type="float">
            <text:p>10,0285270214081</text:p>
          </table:table-cell>
          <table:table-cell table:number-columns-repeated="2"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./data/50nodes/dis_83.txt</text:p>
          </table:table-cell>
          <table:table-cell office:value-type="float" office:value="0.0130207538604736" calcext:value-type="float">
            <text:p>0,013020753860474</text:p>
          </table:table-cell>
          <table:table-cell table:number-columns-repeated="2" office:value-type="float" office:value="9961" calcext:value-type="float">
            <text:p>9961</text:p>
          </table:table-cell>
          <table:table-cell office:value-type="float" office:value="0.210095882415771" calcext:value-type="float">
            <text:p>0,210095882415771</text:p>
          </table:table-cell>
          <table:table-cell table:number-columns-repeated="2" office:value-type="float" office:value="3476" calcext:value-type="float">
            <text:p>3476</text:p>
          </table:table-cell>
          <table:table-cell office:value-type="float" office:value="10.0020399093628" calcext:value-type="float">
            <text:p>10,0020399093628</text:p>
          </table:table-cell>
          <table:table-cell table:number-columns-repeated="2" office:value-type="float" office:value="2050" calcext:value-type="float">
            <text:p>2050</text:p>
          </table:table-cell>
          <table:table-cell office:value-type="float" office:value="10.0244400501251" calcext:value-type="float">
            <text:p>10,0244400501251</text:p>
          </table:table-cell>
          <table:table-cell table:number-columns-repeated="2" office:value-type="float" office:value="4291" calcext:value-type="float">
            <text:p>42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./data/50nodes/dis_15.txt</text:p>
          </table:table-cell>
          <table:table-cell office:value-type="float" office:value="0.0229141712188721" calcext:value-type="float">
            <text:p>0,022914171218872</text:p>
          </table:table-cell>
          <table:table-cell table:number-columns-repeated="2" office:value-type="float" office:value="10137" calcext:value-type="float">
            <text:p>10137</text:p>
          </table:table-cell>
          <table:table-cell office:value-type="float" office:value="0.288411617279053" calcext:value-type="float">
            <text:p>0,288411617279053</text:p>
          </table:table-cell>
          <table:table-cell table:number-columns-repeated="2" office:value-type="float" office:value="2891" calcext:value-type="float">
            <text:p>2891</text:p>
          </table:table-cell>
          <table:table-cell office:value-type="float" office:value="9.99759101867676" calcext:value-type="float">
            <text:p>9,99759101867676</text:p>
          </table:table-cell>
          <table:table-cell table:number-columns-repeated="2" office:value-type="float" office:value="2372" calcext:value-type="float">
            <text:p>2372</text:p>
          </table:table-cell>
          <table:table-cell office:value-type="float" office:value="10.0035271644592" calcext:value-type="float">
            <text:p>10,0035271644592</text:p>
          </table:table-cell>
          <table:table-cell table:number-columns-repeated="2" office:value-type="float" office:value="4595" calcext:value-type="float">
            <text:p>45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./data/50nodes/dis_45.txt</text:p>
          </table:table-cell>
          <table:table-cell office:value-type="float" office:value="0.00990033149719238" calcext:value-type="float">
            <text:p>0,009900331497192</text:p>
          </table:table-cell>
          <table:table-cell table:number-columns-repeated="2" office:value-type="float" office:value="9673" calcext:value-type="float">
            <text:p>9673</text:p>
          </table:table-cell>
          <table:table-cell office:value-type="float" office:value="0.227112531661987" calcext:value-type="float">
            <text:p>0,227112531661987</text:p>
          </table:table-cell>
          <table:table-cell table:number-columns-repeated="2" office:value-type="float" office:value="3234" calcext:value-type="float">
            <text:p>3234</text:p>
          </table:table-cell>
          <table:table-cell office:value-type="float" office:value="9.99780607223511" calcext:value-type="float">
            <text:p>9,99780607223511</text:p>
          </table:table-cell>
          <table:table-cell table:number-columns-repeated="2" office:value-type="float" office:value="1986" calcext:value-type="float">
            <text:p>1986</text:p>
          </table:table-cell>
          <table:table-cell office:value-type="float" office:value="10.0299808979034" calcext:value-type="float">
            <text:p>10,0299808979034</text:p>
          </table:table-cell>
          <table:table-cell table:number-columns-repeated="2" office:value-type="float" office:value="4346" calcext:value-type="float">
            <text:p>43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./data/50nodes/dis_95.txt</text:p>
          </table:table-cell>
          <table:table-cell office:value-type="float" office:value="0.0566208362579346" calcext:value-type="float">
            <text:p>0,056620836257935</text:p>
          </table:table-cell>
          <table:table-cell table:number-columns-repeated="2" office:value-type="float" office:value="7917" calcext:value-type="float">
            <text:p>7917</text:p>
          </table:table-cell>
          <table:table-cell office:value-type="float" office:value="0.321860313415527" calcext:value-type="float">
            <text:p>0,321860313415527</text:p>
          </table:table-cell>
          <table:table-cell table:number-columns-repeated="2" office:value-type="float" office:value="3102" calcext:value-type="float">
            <text:p>3102</text:p>
          </table:table-cell>
          <table:table-cell office:value-type="float" office:value="9.99993634223938" calcext:value-type="float">
            <text:p>9,99993634223938</text:p>
          </table:table-cell>
          <table:table-cell table:number-columns-repeated="2" office:value-type="float" office:value="2307" calcext:value-type="float">
            <text:p>2307</text:p>
          </table:table-cell>
          <table:table-cell office:value-type="float" office:value="10.0004570484161" calcext:value-type="float">
            <text:p>10,0004570484161</text:p>
          </table:table-cell>
          <table:table-cell table:number-columns-repeated="2"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./data/50nodes/dis_64.txt</text:p>
          </table:table-cell>
          <table:table-cell office:value-type="float" office:value="0.0514321327209473" calcext:value-type="float">
            <text:p>0,051432132720947</text:p>
          </table:table-cell>
          <table:table-cell table:number-columns-repeated="2" office:value-type="float" office:value="8519" calcext:value-type="float">
            <text:p>8519</text:p>
          </table:table-cell>
          <table:table-cell office:value-type="float" office:value="0.241154670715332" calcext:value-type="float">
            <text:p>0,241154670715332</text:p>
          </table:table-cell>
          <table:table-cell table:number-columns-repeated="2" office:value-type="float" office:value="3047" calcext:value-type="float">
            <text:p>3047</text:p>
          </table:table-cell>
          <table:table-cell office:value-type="float" office:value="9.99989295005798" calcext:value-type="float">
            <text:p>9,99989295005798</text:p>
          </table:table-cell>
          <table:table-cell table:number-columns-repeated="2" office:value-type="float" office:value="2044" calcext:value-type="float">
            <text:p>2044</text:p>
          </table:table-cell>
          <table:table-cell office:value-type="float" office:value="10.0016765594482" calcext:value-type="float">
            <text:p>10,0016765594482</text:p>
          </table:table-cell>
          <table:table-cell table:number-columns-repeated="2"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./data/50nodes/dis_44.txt</text:p>
          </table:table-cell>
          <table:table-cell office:value-type="float" office:value="0.0918753147125244" calcext:value-type="float">
            <text:p>0,091875314712524</text:p>
          </table:table-cell>
          <table:table-cell table:number-columns-repeated="2" office:value-type="float" office:value="7699" calcext:value-type="float">
            <text:p>7699</text:p>
          </table:table-cell>
          <table:table-cell office:value-type="float" office:value="0.21991229057312" calcext:value-type="float">
            <text:p>0,21991229057312</text:p>
          </table:table-cell>
          <table:table-cell table:number-columns-repeated="2" office:value-type="float" office:value="3457" calcext:value-type="float">
            <text:p>3457</text:p>
          </table:table-cell>
          <table:table-cell office:value-type="float" office:value="10.0027692317963" calcext:value-type="float">
            <text:p>10,0027692317963</text:p>
          </table:table-cell>
          <table:table-cell table:number-columns-repeated="2" office:value-type="float" office:value="2111" calcext:value-type="float">
            <text:p>2111</text:p>
          </table:table-cell>
          <table:table-cell office:value-type="float" office:value="10.0110886096954" calcext:value-type="float">
            <text:p>10,0110886096954</text:p>
          </table:table-cell>
          <table:table-cell table:number-columns-repeated="2" office:value-type="float" office:value="4789" calcext:value-type="float">
            <text:p>47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./data/50nodes/dis_5.txt</text:p>
          </table:table-cell>
          <table:table-cell office:value-type="float" office:value="0.0328407287597656" calcext:value-type="float">
            <text:p>0,032840728759766</text:p>
          </table:table-cell>
          <table:table-cell table:number-columns-repeated="2" office:value-type="float" office:value="8565" calcext:value-type="float">
            <text:p>8565</text:p>
          </table:table-cell>
          <table:table-cell office:value-type="float" office:value="0.226136207580566" calcext:value-type="float">
            <text:p>0,226136207580566</text:p>
          </table:table-cell>
          <table:table-cell table:number-columns-repeated="2" office:value-type="float" office:value="2898" calcext:value-type="float">
            <text:p>2898</text:p>
          </table:table-cell>
          <table:table-cell office:value-type="float" office:value="9.99789071083069" calcext:value-type="float">
            <text:p>9,99789071083069</text:p>
          </table:table-cell>
          <table:table-cell table:number-columns-repeated="2" office:value-type="float" office:value="2288" calcext:value-type="float">
            <text:p>2288</text:p>
          </table:table-cell>
          <table:table-cell office:value-type="float" office:value="10.0203206539154" calcext:value-type="float">
            <text:p>10,0203206539154</text:p>
          </table:table-cell>
          <table:table-cell table:number-columns-repeated="2"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./data/50nodes/dis_98.txt</text:p>
          </table:table-cell>
          <table:table-cell office:value-type="float" office:value="0.0270862579345703" calcext:value-type="float">
            <text:p>0,02708625793457</text:p>
          </table:table-cell>
          <table:table-cell table:number-columns-repeated="2" office:value-type="float" office:value="9887" calcext:value-type="float">
            <text:p>9887</text:p>
          </table:table-cell>
          <table:table-cell office:value-type="float" office:value="0.22686243057251" calcext:value-type="float">
            <text:p>0,22686243057251</text:p>
          </table:table-cell>
          <table:table-cell table:number-columns-repeated="2" office:value-type="float" office:value="3282" calcext:value-type="float">
            <text:p>3282</text:p>
          </table:table-cell>
          <table:table-cell office:value-type="float" office:value="10.004133939743" calcext:value-type="float">
            <text:p>10,004133939743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0.0268421173096" calcext:value-type="float">
            <text:p>10,0268421173096</text:p>
          </table:table-cell>
          <table:table-cell table:number-columns-repeated="2"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./data/50nodes/dis_58.txt</text:p>
          </table:table-cell>
          <table:table-cell office:value-type="float" office:value="0.0365173816680908" calcext:value-type="float">
            <text:p>0,036517381668091</text:p>
          </table:table-cell>
          <table:table-cell table:number-columns-repeated="2" office:value-type="float" office:value="10054" calcext:value-type="float">
            <text:p>10054</text:p>
          </table:table-cell>
          <table:table-cell office:value-type="float" office:value="0.214184045791626" calcext:value-type="float">
            <text:p>0,214184045791626</text:p>
          </table:table-cell>
          <table:table-cell table:number-columns-repeated="2" office:value-type="float" office:value="3384" calcext:value-type="float">
            <text:p>3384</text:p>
          </table:table-cell>
          <table:table-cell office:value-type="float" office:value="9.99791359901428" calcext:value-type="float">
            <text:p>9,99791359901428</text:p>
          </table:table-cell>
          <table:table-cell table:number-columns-repeated="2" office:value-type="float" office:value="2237" calcext:value-type="float">
            <text:p>2237</text:p>
          </table:table-cell>
          <table:table-cell office:value-type="float" office:value="10.0157730579376" calcext:value-type="float">
            <text:p>10,0157730579376</text:p>
          </table:table-cell>
          <table:table-cell table:number-columns-repeated="2" office:value-type="float" office:value="4616" calcext:value-type="float">
            <text:p>46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./data/50nodes/dis_14.txt</text:p>
          </table:table-cell>
          <table:table-cell office:value-type="float" office:value="0.0329153537750244" calcext:value-type="float">
            <text:p>0,032915353775024</text:p>
          </table:table-cell>
          <table:table-cell table:number-columns-repeated="2" office:value-type="float" office:value="10350" calcext:value-type="float">
            <text:p>10350</text:p>
          </table:table-cell>
          <table:table-cell office:value-type="float" office:value="0.270577669143677" calcext:value-type="float">
            <text:p>0,270577669143677</text:p>
          </table:table-cell>
          <table:table-cell table:number-columns-repeated="2" office:value-type="float" office:value="3355" calcext:value-type="float">
            <text:p>3355</text:p>
          </table:table-cell>
          <table:table-cell office:value-type="float" office:value="10.0009531974792" calcext:value-type="float">
            <text:p>10,0009531974792</text:p>
          </table:table-cell>
          <table:table-cell table:number-columns-repeated="2" office:value-type="float" office:value="2111" calcext:value-type="float">
            <text:p>2111</text:p>
          </table:table-cell>
          <table:table-cell office:value-type="float" office:value="10.0272538661957" calcext:value-type="float">
            <text:p>10,0272538661957</text:p>
          </table:table-cell>
          <table:table-cell table:number-columns-repeated="2"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./data/50nodes/dis_10.txt</text:p>
          </table:table-cell>
          <table:table-cell office:value-type="float" office:value="0.00974798202514648" calcext:value-type="float">
            <text:p>0,009747982025146</text:p>
          </table:table-cell>
          <table:table-cell table:number-columns-repeated="2" office:value-type="float" office:value="9922" calcext:value-type="float">
            <text:p>9922</text:p>
          </table:table-cell>
          <table:table-cell office:value-type="float" office:value="0.186518430709839" calcext:value-type="float">
            <text:p>0,186518430709839</text:p>
          </table:table-cell>
          <table:table-cell table:number-columns-repeated="2" office:value-type="float" office:value="3729" calcext:value-type="float">
            <text:p>3729</text:p>
          </table:table-cell>
          <table:table-cell office:value-type="float" office:value="9.99785947799683" calcext:value-type="float">
            <text:p>9,99785947799683</text:p>
          </table:table-cell>
          <table:table-cell table:number-columns-repeated="2" office:value-type="float" office:value="2103" calcext:value-type="float">
            <text:p>2103</text:p>
          </table:table-cell>
          <table:table-cell office:value-type="float" office:value="10.0054376125336" calcext:value-type="float">
            <text:p>10,0054376125336</text:p>
          </table:table-cell>
          <table:table-cell table:number-columns-repeated="2"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./data/50nodes/dis_68.txt</text:p>
          </table:table-cell>
          <table:table-cell office:value-type="float" office:value="0.0596520900726318" calcext:value-type="float">
            <text:p>0,059652090072632</text:p>
          </table:table-cell>
          <table:table-cell table:number-columns-repeated="2" office:value-type="float" office:value="8461" calcext:value-type="float">
            <text:p>8461</text:p>
          </table:table-cell>
          <table:table-cell office:value-type="float" office:value="0.203869342803955" calcext:value-type="float">
            <text:p>0,203869342803955</text:p>
          </table:table-cell>
          <table:table-cell table:number-columns-repeated="2" office:value-type="float" office:value="3615" calcext:value-type="float">
            <text:p>3615</text:p>
          </table:table-cell>
          <table:table-cell office:value-type="float" office:value="9.99876761436462" calcext:value-type="float">
            <text:p>9,99876761436462</text:p>
          </table:table-cell>
          <table:table-cell table:number-columns-repeated="2" office:value-type="float" office:value="2139" calcext:value-type="float">
            <text:p>2139</text:p>
          </table:table-cell>
          <table:table-cell office:value-type="float" office:value="10.0140135288239" calcext:value-type="float">
            <text:p>10,0140135288239</text:p>
          </table:table-cell>
          <table:table-cell table:number-columns-repeated="2" office:value-type="float" office:value="4445" calcext:value-type="float">
            <text:p>44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./data/50nodes/dis_19.txt</text:p>
          </table:table-cell>
          <table:table-cell office:value-type="float" office:value="0.0482800006866455" calcext:value-type="float">
            <text:p>0,048280000686646</text:p>
          </table:table-cell>
          <table:table-cell table:number-columns-repeated="2" office:value-type="float" office:value="9128" calcext:value-type="float">
            <text:p>9128</text:p>
          </table:table-cell>
          <table:table-cell office:value-type="float" office:value="0.20972752571106" calcext:value-type="float">
            <text:p>0,20972752571106</text:p>
          </table:table-cell>
          <table:table-cell table:number-columns-repeated="2" office:value-type="float" office:value="3209" calcext:value-type="float">
            <text:p>3209</text:p>
          </table:table-cell>
          <table:table-cell office:value-type="float" office:value="9.99888324737549" calcext:value-type="float">
            <text:p>9,99888324737549</text:p>
          </table:table-cell>
          <table:table-cell table:number-columns-repeated="2" office:value-type="float" office:value="2159" calcext:value-type="float">
            <text:p>2159</text:p>
          </table:table-cell>
          <table:table-cell office:value-type="float" office:value="10.0079855918884" calcext:value-type="float">
            <text:p>10,0079855918884</text:p>
          </table:table-cell>
          <table:table-cell table:number-columns-repeated="2" office:value-type="float" office:value="4449" calcext:value-type="float">
            <text:p>44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./data/50nodes/dis_39.txt</text:p>
          </table:table-cell>
          <table:table-cell office:value-type="float" office:value="0.0130624771118164" calcext:value-type="float">
            <text:p>0,013062477111816</text:p>
          </table:table-cell>
          <table:table-cell table:number-columns-repeated="2" office:value-type="float" office:value="10109" calcext:value-type="float">
            <text:p>10109</text:p>
          </table:table-cell>
          <table:table-cell office:value-type="float" office:value="0.24205470085144" calcext:value-type="float">
            <text:p>0,24205470085144</text:p>
          </table:table-cell>
          <table:table-cell table:number-columns-repeated="2" office:value-type="float" office:value="3160" calcext:value-type="float">
            <text:p>3160</text:p>
          </table:table-cell>
          <table:table-cell office:value-type="float" office:value="9.99877309799194" calcext:value-type="float">
            <text:p>9,99877309799194</text:p>
          </table:table-cell>
          <table:table-cell table:number-columns-repeated="2" office:value-type="float" office:value="2211" calcext:value-type="float">
            <text:p>2211</text:p>
          </table:table-cell>
          <table:table-cell office:value-type="float" office:value="10.018609046936" calcext:value-type="float">
            <text:p>10,018609046936</text:p>
          </table:table-cell>
          <table:table-cell table:number-columns-repeated="2" office:value-type="float" office:value="4401" calcext:value-type="float">
            <text:p>4401</text:p>
          </table:table-cell>
        </table:table-row>
        <table:table-row table:style-name="ro1">
          <table:table-cell table:number-columns-repeated="2"/>
          <table:table-cell table:formula="of:=SUM([.C2:.C101])" office:value-type="float" office:value="2.98830103874207" calcext:value-type="float">
            <text:p>2,98830103874207</text:p>
          </table:table-cell>
          <table:table-cell table:formula="of:=SUM([.D2:.D101])" office:value-type="float" office:value="960705" calcext:value-type="float">
            <text:p>960705</text:p>
          </table:table-cell>
          <table:table-cell table:formula="of:=SUM([.E2:.E101])" office:value-type="float" office:value="960705" calcext:value-type="float">
            <text:p>960705</text:p>
          </table:table-cell>
          <table:table-cell table:formula="of:=SUM([.F2:.F101])" office:value-type="float" office:value="23.9963126182556" calcext:value-type="float">
            <text:p>23,9963126182556</text:p>
          </table:table-cell>
          <table:table-cell table:formula="of:=SUM([.G2:.G101])" office:value-type="float" office:value="331668" calcext:value-type="float">
            <text:p>331668</text:p>
          </table:table-cell>
          <table:table-cell table:formula="of:=SUM([.H2:.H101])" office:value-type="float" office:value="331668" calcext:value-type="float">
            <text:p>331668</text:p>
          </table:table-cell>
          <table:table-cell table:formula="of:=SUM([.I2:.I101])" office:value-type="float" office:value="999.918928384781" calcext:value-type="float">
            <text:p>999,918928384781</text:p>
          </table:table-cell>
          <table:table-cell table:formula="of:=SUM([.J2:.J101])" office:value-type="float" office:value="214169" calcext:value-type="float">
            <text:p>214169</text:p>
          </table:table-cell>
          <table:table-cell table:formula="of:=SUM([.K2:.K101])" office:value-type="float" office:value="214169" calcext:value-type="float">
            <text:p>214169</text:p>
          </table:table-cell>
          <table:table-cell table:formula="of:=SUM([.L2:.L101])" office:value-type="float" office:value="1001.77890515327" calcext:value-type="float">
            <text:p>1001,77890515327</text:p>
          </table:table-cell>
          <table:table-cell table:formula="of:=SUM([.M2:.M101])" office:value-type="float" office:value="425613" calcext:value-type="float">
            <text:p>425613</text:p>
          </table:table-cell>
          <table:table-cell table:formula="of:=SUM([.N2:.N101])" office:value-type="float" office:value="425613" calcext:value-type="float">
            <text:p>425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7:28:20.6079683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9T17:30:02.002198740</dc:date>
    <meta:editing-duration>PT3M38S</meta:editing-duration>
    <meta:editing-cycles>4</meta:editing-cycles>
    <meta:generator>LibreOffice/6.4.6.2$Linux_X86_64 LibreOffice_project/40$Build-2</meta:generator>
    <meta:document-statistic meta:table-count="1" meta:cell-count="14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65cm" svg:y="0.172cm" chart:style-name="ch2">
          <text:p>50 nodes comparison: LS, VND, BVNS, TS
 niter=10, greedy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one2one_memory_10_times4ave_1_maxs_10.0'.E1:'TESTBENCH_metaheu_ls_vnd_bvns_ts__niter_10_search_greedy_init_one2one_memory_10_times4ave_1_maxs_10.0'.E101 'TESTBENCH_metaheu_ls_vnd_bvns_ts__niter_10_search_greedy_init_one2one_memory_10_times4ave_1_maxs_10.0'.H1:'TESTBENCH_metaheu_ls_vnd_bvns_ts__niter_10_search_greedy_init_one2one_memory_10_times4ave_1_maxs_10.0'.H101 'TESTBENCH_metaheu_ls_vnd_bvns_ts__niter_10_search_greedy_init_one2one_memory_10_times4ave_1_maxs_10.0'.K1:'TESTBENCH_metaheu_ls_vnd_bvns_ts__niter_10_search_greedy_init_one2one_memory_10_times4ave_1_maxs_10.0'.K101 'TESTBENCH_metaheu_ls_vnd_bvns_ts__niter_10_search_greedy_init_one2one_memory_10_times4ave_1_maxs_10.0'.N1:'TESTBENCH_metaheu_ls_vnd_bvns_ts__niter_10_search_greedy_init_one2one_memory_10_times4ave_1_maxs_10.0'.N101" chart:data-source-has-labels="row" svg:x="0.405cm" svg:y="1.751cm" svg:width="34.597cm" svg:height="6.408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1_maxs_10.0'.E2:'TESTBENCH_metaheu_ls_vnd_bvns_ts__niter_10_search_greedy_init_one2one_memory_10_times4ave_1_maxs_10.0'.E101" chart:label-cell-address="'TESTBENCH_metaheu_ls_vnd_bvns_ts__niter_10_search_greedy_init_one2one_memory_10_times4ave_1_maxs_10.0'.E1:'TESTBENCH_metaheu_ls_vnd_bvns_ts__niter_10_search_greedy_init_one2one_memory_10_times4ave_1_maxs_10.0'.E1" chart:class="chart:line">
            <chart:data-point chart:repeated="100"/>
          </chart:series>
          <chart:series chart:style-name="ch8" chart:values-cell-range-address="'TESTBENCH_metaheu_ls_vnd_bvns_ts__niter_10_search_greedy_init_one2one_memory_10_times4ave_1_maxs_10.0'.H2:'TESTBENCH_metaheu_ls_vnd_bvns_ts__niter_10_search_greedy_init_one2one_memory_10_times4ave_1_maxs_10.0'.H101" chart:label-cell-address="'TESTBENCH_metaheu_ls_vnd_bvns_ts__niter_10_search_greedy_init_one2one_memory_10_times4ave_1_maxs_10.0'.H1:'TESTBENCH_metaheu_ls_vnd_bvns_ts__niter_10_search_greedy_init_one2one_memory_10_times4ave_1_maxs_10.0'.H1" chart:class="chart:line">
            <chart:data-point chart:repeated="100"/>
          </chart:series>
          <chart:series chart:style-name="ch9" chart:values-cell-range-address="'TESTBENCH_metaheu_ls_vnd_bvns_ts__niter_10_search_greedy_init_one2one_memory_10_times4ave_1_maxs_10.0'.K2:'TESTBENCH_metaheu_ls_vnd_bvns_ts__niter_10_search_greedy_init_one2one_memory_10_times4ave_1_maxs_10.0'.K101" chart:label-cell-address="'TESTBENCH_metaheu_ls_vnd_bvns_ts__niter_10_search_greedy_init_one2one_memory_10_times4ave_1_maxs_10.0'.K1:'TESTBENCH_metaheu_ls_vnd_bvns_ts__niter_10_search_greedy_init_one2one_memory_10_times4ave_1_maxs_10.0'.K1" chart:class="chart:line">
            <chart:data-point chart:repeated="100"/>
          </chart:series>
          <chart:series chart:style-name="ch10" chart:values-cell-range-address="'TESTBENCH_metaheu_ls_vnd_bvns_ts__niter_10_search_greedy_init_one2one_memory_10_times4ave_1_maxs_10.0'.N2:'TESTBENCH_metaheu_ls_vnd_bvns_ts__niter_10_search_greedy_init_one2one_memory_10_times4ave_1_maxs_10.0'.N101" chart:label-cell-address="'TESTBENCH_metaheu_ls_vnd_bvns_ts__niter_10_search_greedy_init_one2one_memory_10_times4ave_1_maxs_10.0'.N1:'TESTBENCH_metaheu_ls_vnd_bvns_ts__niter_10_search_greedy_init_one2one_memory_10_times4ave_1_maxs_10.0'.N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one2one_memory_10_times4ave_1_maxs_10.0'.E1:'TESTBENCH_metaheu_ls_vnd_bvns_ts__niter_10_search_greedy_init_one2one_memory_10_times4ave_1_maxs_10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one2one_memory_10_times4ave_1_maxs_10.0'.H1:'TESTBENCH_metaheu_ls_vnd_bvns_ts__niter_10_search_greedy_init_one2one_memory_10_times4ave_1_maxs_10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one2one_memory_10_times4ave_1_maxs_10.0'.K1:'TESTBENCH_metaheu_ls_vnd_bvns_ts__niter_10_search_greedy_init_one2one_memory_10_times4ave_1_maxs_10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one2one_memory_10_times4ave_1_maxs_10.0'.N1:'TESTBENCH_metaheu_ls_vnd_bvns_ts__niter_10_search_greedy_init_one2one_memory_10_times4ave_1_maxs_10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16">
                <text:p>9016</text:p>
                <draw:g>
                  <svg:desc>'TESTBENCH_metaheu_ls_vnd_bvns_ts__niter_10_search_greedy_init_one2one_memory_10_times4ave_1_maxs_10.0'.E2:'TESTBENCH_metaheu_ls_vnd_bvns_ts__niter_10_search_greedy_init_one2one_memory_10_times4ave_1_maxs_10.0'.E101</svg:desc>
                </draw:g>
              </table:table-cell>
              <table:table-cell office:value-type="float" office:value="3228">
                <text:p>3228</text:p>
                <draw:g>
                  <svg:desc>'TESTBENCH_metaheu_ls_vnd_bvns_ts__niter_10_search_greedy_init_one2one_memory_10_times4ave_1_maxs_10.0'.H2:'TESTBENCH_metaheu_ls_vnd_bvns_ts__niter_10_search_greedy_init_one2one_memory_10_times4ave_1_maxs_10.0'.H101</svg:desc>
                </draw:g>
              </table:table-cell>
              <table:table-cell office:value-type="float" office:value="2051">
                <text:p>2051</text:p>
                <draw:g>
                  <svg:desc>'TESTBENCH_metaheu_ls_vnd_bvns_ts__niter_10_search_greedy_init_one2one_memory_10_times4ave_1_maxs_10.0'.K2:'TESTBENCH_metaheu_ls_vnd_bvns_ts__niter_10_search_greedy_init_one2one_memory_10_times4ave_1_maxs_10.0'.K101</svg:desc>
                </draw:g>
              </table:table-cell>
              <table:table-cell office:value-type="float" office:value="3856">
                <text:p>3856</text:p>
                <draw:g>
                  <svg:desc>'TESTBENCH_metaheu_ls_vnd_bvns_ts__niter_10_search_greedy_init_one2one_memory_10_times4ave_1_maxs_10.0'.N2:'TESTBENCH_metaheu_ls_vnd_bvns_ts__niter_10_search_greedy_init_one2one_memory_10_times4ave_1_maxs_10.0'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19">
                <text:p>10919</text:p>
              </table:table-cell>
              <table:table-cell office:value-type="float" office:value="3014">
                <text:p>3014</text:p>
              </table:table-cell>
              <table:table-cell office:value-type="float" office:value="2122">
                <text:p>2122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45">
                <text:p>9545</text:p>
              </table:table-cell>
              <table:table-cell office:value-type="float" office:value="3291">
                <text:p>3291</text:p>
              </table:table-cell>
              <table:table-cell office:value-type="float" office:value="2143">
                <text:p>2143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94">
                <text:p>7594</text:p>
              </table:table-cell>
              <table:table-cell office:value-type="float" office:value="2863">
                <text:p>2863</text:p>
              </table:table-cell>
              <table:table-cell office:value-type="float" office:value="2219">
                <text:p>2219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9">
                <text:p>10249</text:p>
              </table:table-cell>
              <table:table-cell office:value-type="float" office:value="3764">
                <text:p>3764</text:p>
              </table:table-cell>
              <table:table-cell office:value-type="float" office:value="2078">
                <text:p>2078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21">
                <text:p>9821</text:p>
              </table:table-cell>
              <table:table-cell office:value-type="float" office:value="3424">
                <text:p>3424</text:p>
              </table:table-cell>
              <table:table-cell office:value-type="float" office:value="2073">
                <text:p>2073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1">
                <text:p>10241</text:p>
              </table:table-cell>
              <table:table-cell office:value-type="float" office:value="2949">
                <text:p>2949</text:p>
              </table:table-cell>
              <table:table-cell office:value-type="float" office:value="2181">
                <text:p>2181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9">
                <text:p>10279</text:p>
              </table:table-cell>
              <table:table-cell office:value-type="float" office:value="3587">
                <text:p>3587</text:p>
              </table:table-cell>
              <table:table-cell office:value-type="float" office:value="2075">
                <text:p>2075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27">
                <text:p>9527</text:p>
              </table:table-cell>
              <table:table-cell office:value-type="float" office:value="3366">
                <text:p>3366</text:p>
              </table:table-cell>
              <table:table-cell office:value-type="float" office:value="2092">
                <text:p>2092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02">
                <text:p>8602</text:p>
              </table:table-cell>
              <table:table-cell office:value-type="float" office:value="3476">
                <text:p>3476</text:p>
              </table:table-cell>
              <table:table-cell office:value-type="float" office:value="1905">
                <text:p>1905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66">
                <text:p>9566</text:p>
              </table:table-cell>
              <table:table-cell office:value-type="float" office:value="3437">
                <text:p>3437</text:p>
              </table:table-cell>
              <table:table-cell office:value-type="float" office:value="2263">
                <text:p>2263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38">
                <text:p>9638</text:p>
              </table:table-cell>
              <table:table-cell office:value-type="float" office:value="3501">
                <text:p>3501</text:p>
              </table:table-cell>
              <table:table-cell office:value-type="float" office:value="2078">
                <text:p>2078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19">
                <text:p>8619</text:p>
              </table:table-cell>
              <table:table-cell office:value-type="float" office:value="3104">
                <text:p>3104</text:p>
              </table:table-cell>
              <table:table-cell office:value-type="float" office:value="2181">
                <text:p>2181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74">
                <text:p>10674</text:p>
              </table:table-cell>
              <table:table-cell office:value-type="float" office:value="2654">
                <text:p>2654</text:p>
              </table:table-cell>
              <table:table-cell office:value-type="float" office:value="2054">
                <text:p>2054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97">
                <text:p>7997</text:p>
              </table:table-cell>
              <table:table-cell office:value-type="float" office:value="4070">
                <text:p>4070</text:p>
              </table:table-cell>
              <table:table-cell office:value-type="float" office:value="2154">
                <text:p>2154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61">
                <text:p>9861</text:p>
              </table:table-cell>
              <table:table-cell office:value-type="float" office:value="3355">
                <text:p>3355</text:p>
              </table:table-cell>
              <table:table-cell office:value-type="float" office:value="2112">
                <text:p>2112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60">
                <text:p>6860</text:p>
              </table:table-cell>
              <table:table-cell office:value-type="float" office:value="3298">
                <text:p>3298</text:p>
              </table:table-cell>
              <table:table-cell office:value-type="float" office:value="2146">
                <text:p>2146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39">
                <text:p>10639</text:p>
              </table:table-cell>
              <table:table-cell office:value-type="float" office:value="3070">
                <text:p>3070</text:p>
              </table:table-cell>
              <table:table-cell office:value-type="float" office:value="2258">
                <text:p>2258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72">
                <text:p>9972</text:p>
              </table:table-cell>
              <table:table-cell office:value-type="float" office:value="3607">
                <text:p>3607</text:p>
              </table:table-cell>
              <table:table-cell office:value-type="float" office:value="2219">
                <text:p>2219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82">
                <text:p>10082</text:p>
              </table:table-cell>
              <table:table-cell office:value-type="float" office:value="3155">
                <text:p>3155</text:p>
              </table:table-cell>
              <table:table-cell office:value-type="float" office:value="2140">
                <text:p>2140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73">
                <text:p>10673</text:p>
              </table:table-cell>
              <table:table-cell office:value-type="float" office:value="3124">
                <text:p>3124</text:p>
              </table:table-cell>
              <table:table-cell office:value-type="float" office:value="1988">
                <text:p>1988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52">
                <text:p>10452</text:p>
              </table:table-cell>
              <table:table-cell office:value-type="float" office:value="3653">
                <text:p>3653</text:p>
              </table:table-cell>
              <table:table-cell office:value-type="float" office:value="2041">
                <text:p>2041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46">
                <text:p>10046</text:p>
              </table:table-cell>
              <table:table-cell office:value-type="float" office:value="3584">
                <text:p>3584</text:p>
              </table:table-cell>
              <table:table-cell office:value-type="float" office:value="1967">
                <text:p>1967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82">
                <text:p>8582</text:p>
              </table:table-cell>
              <table:table-cell office:value-type="float" office:value="3569">
                <text:p>3569</text:p>
              </table:table-cell>
              <table:table-cell office:value-type="float" office:value="2199">
                <text:p>2199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54">
                <text:p>10054</text:p>
              </table:table-cell>
              <table:table-cell office:value-type="float" office:value="3568">
                <text:p>3568</text:p>
              </table:table-cell>
              <table:table-cell office:value-type="float" office:value="2215">
                <text:p>2215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42">
                <text:p>8642</text:p>
              </table:table-cell>
              <table:table-cell office:value-type="float" office:value="2978">
                <text:p>2978</text:p>
              </table:table-cell>
              <table:table-cell office:value-type="float" office:value="2170">
                <text:p>2170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85">
                <text:p>10585</text:p>
              </table:table-cell>
              <table:table-cell office:value-type="float" office:value="3316">
                <text:p>3316</text:p>
              </table:table-cell>
              <table:table-cell office:value-type="float" office:value="2225">
                <text:p>2225</text:p>
              </table:table-cell>
              <table:table-cell office:value-type="float" office:value="4412">
                <text:p>44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67">
                <text:p>9967</text:p>
              </table:table-cell>
              <table:table-cell office:value-type="float" office:value="3362">
                <text:p>3362</text:p>
              </table:table-cell>
              <table:table-cell office:value-type="float" office:value="2196">
                <text:p>2196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20">
                <text:p>10020</text:p>
              </table:table-cell>
              <table:table-cell office:value-type="float" office:value="3241">
                <text:p>3241</text:p>
              </table:table-cell>
              <table:table-cell office:value-type="float" office:value="2095">
                <text:p>2095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91">
                <text:p>8891</text:p>
              </table:table-cell>
              <table:table-cell office:value-type="float" office:value="3047">
                <text:p>3047</text:p>
              </table:table-cell>
              <table:table-cell office:value-type="float" office:value="2277">
                <text:p>2277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96">
                <text:p>10996</text:p>
              </table:table-cell>
              <table:table-cell office:value-type="float" office:value="3539">
                <text:p>3539</text:p>
              </table:table-cell>
              <table:table-cell office:value-type="float" office:value="1997">
                <text:p>1997</text:p>
              </table:table-cell>
              <table:table-cell office:value-type="float" office:value="4433">
                <text:p>4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93">
                <text:p>7893</text:p>
              </table:table-cell>
              <table:table-cell office:value-type="float" office:value="3043">
                <text:p>3043</text:p>
              </table:table-cell>
              <table:table-cell office:value-type="float" office:value="2145">
                <text:p>2145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65">
                <text:p>9865</text:p>
              </table:table-cell>
              <table:table-cell office:value-type="float" office:value="3301">
                <text:p>3301</text:p>
              </table:table-cell>
              <table:table-cell office:value-type="float" office:value="2211">
                <text:p>2211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68">
                <text:p>8268</text:p>
              </table:table-cell>
              <table:table-cell office:value-type="float" office:value="3416">
                <text:p>3416</text:p>
              </table:table-cell>
              <table:table-cell office:value-type="float" office:value="2177">
                <text:p>2177</text:p>
              </table:table-cell>
              <table:table-cell office:value-type="float" office:value="3658">
                <text:p>36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734">
                <text:p>10734</text:p>
              </table:table-cell>
              <table:table-cell office:value-type="float" office:value="2895">
                <text:p>2895</text:p>
              </table:table-cell>
              <table:table-cell office:value-type="float" office:value="2122">
                <text:p>2122</text:p>
              </table:table-cell>
              <table:table-cell office:value-type="float" office:value="4473">
                <text:p>44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42">
                <text:p>9342</text:p>
              </table:table-cell>
              <table:table-cell office:value-type="float" office:value="3302">
                <text:p>3302</text:p>
              </table:table-cell>
              <table:table-cell office:value-type="float" office:value="2105">
                <text:p>2105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53">
                <text:p>7553</text:p>
              </table:table-cell>
              <table:table-cell office:value-type="float" office:value="4329">
                <text:p>4329</text:p>
              </table:table-cell>
              <table:table-cell office:value-type="float" office:value="2058">
                <text:p>2058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69">
                <text:p>9769</text:p>
              </table:table-cell>
              <table:table-cell office:value-type="float" office:value="3441">
                <text:p>3441</text:p>
              </table:table-cell>
              <table:table-cell office:value-type="float" office:value="2185">
                <text:p>2185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97">
                <text:p>10597</text:p>
              </table:table-cell>
              <table:table-cell office:value-type="float" office:value="3284">
                <text:p>3284</text:p>
              </table:table-cell>
              <table:table-cell office:value-type="float" office:value="2048">
                <text:p>2048</text:p>
              </table:table-cell>
              <table:table-cell office:value-type="float" office:value="4131">
                <text:p>4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11">
                <text:p>10311</text:p>
              </table:table-cell>
              <table:table-cell office:value-type="float" office:value="3258">
                <text:p>3258</text:p>
              </table:table-cell>
              <table:table-cell office:value-type="float" office:value="2217">
                <text:p>2217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46">
                <text:p>10346</text:p>
              </table:table-cell>
              <table:table-cell office:value-type="float" office:value="3473">
                <text:p>3473</text:p>
              </table:table-cell>
              <table:table-cell office:value-type="float" office:value="2170">
                <text:p>2170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57">
                <text:p>8257</text:p>
              </table:table-cell>
              <table:table-cell office:value-type="float" office:value="3108">
                <text:p>3108</text:p>
              </table:table-cell>
              <table:table-cell office:value-type="float" office:value="2030">
                <text:p>2030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099">
                <text:p>11099</text:p>
              </table:table-cell>
              <table:table-cell office:value-type="float" office:value="3812">
                <text:p>3812</text:p>
              </table:table-cell>
              <table:table-cell office:value-type="float" office:value="2302">
                <text:p>2302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07">
                <text:p>10307</text:p>
              </table:table-cell>
              <table:table-cell office:value-type="float" office:value="3153">
                <text:p>3153</text:p>
              </table:table-cell>
              <table:table-cell office:value-type="float" office:value="2120">
                <text:p>2120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638">
                <text:p>10638</text:p>
              </table:table-cell>
              <table:table-cell office:value-type="float" office:value="3244">
                <text:p>3244</text:p>
              </table:table-cell>
              <table:table-cell office:value-type="float" office:value="2205">
                <text:p>2205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80">
                <text:p>9880</text:p>
              </table:table-cell>
              <table:table-cell office:value-type="float" office:value="2929">
                <text:p>2929</text:p>
              </table:table-cell>
              <table:table-cell office:value-type="float" office:value="2110">
                <text:p>211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51">
                <text:p>9251</text:p>
              </table:table-cell>
              <table:table-cell office:value-type="float" office:value="3189">
                <text:p>3189</text:p>
              </table:table-cell>
              <table:table-cell office:value-type="float" office:value="1829">
                <text:p>1829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50">
                <text:p>8550</text:p>
              </table:table-cell>
              <table:table-cell office:value-type="float" office:value="3914">
                <text:p>3914</text:p>
              </table:table-cell>
              <table:table-cell office:value-type="float" office:value="2251">
                <text:p>2251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79">
                <text:p>10579</text:p>
              </table:table-cell>
              <table:table-cell office:value-type="float" office:value="3154">
                <text:p>3154</text:p>
              </table:table-cell>
              <table:table-cell office:value-type="float" office:value="2387">
                <text:p>2387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92">
                <text:p>11292</text:p>
              </table:table-cell>
              <table:table-cell office:value-type="float" office:value="3353">
                <text:p>3353</text:p>
              </table:table-cell>
              <table:table-cell office:value-type="float" office:value="2191">
                <text:p>2191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46">
                <text:p>10446</text:p>
              </table:table-cell>
              <table:table-cell office:value-type="float" office:value="3159">
                <text:p>3159</text:p>
              </table:table-cell>
              <table:table-cell office:value-type="float" office:value="2311">
                <text:p>2311</text:p>
              </table:table-cell>
              <table:table-cell office:value-type="float" office:value="4655">
                <text:p>46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50">
                <text:p>9750</text:p>
              </table:table-cell>
              <table:table-cell office:value-type="float" office:value="3397">
                <text:p>3397</text:p>
              </table:table-cell>
              <table:table-cell office:value-type="float" office:value="2276">
                <text:p>2276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21">
                <text:p>10721</text:p>
              </table:table-cell>
              <table:table-cell office:value-type="float" office:value="2841">
                <text:p>2841</text:p>
              </table:table-cell>
              <table:table-cell office:value-type="float" office:value="2238">
                <text:p>2238</text:p>
              </table:table-cell>
              <table:table-cell office:value-type="float" office:value="4598">
                <text:p>45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12">
                <text:p>9612</text:p>
              </table:table-cell>
              <table:table-cell office:value-type="float" office:value="2677">
                <text:p>2677</text:p>
              </table:table-cell>
              <table:table-cell office:value-type="float" office:value="2086">
                <text:p>2086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00">
                <text:p>9300</text:p>
              </table:table-cell>
              <table:table-cell office:value-type="float" office:value="3455">
                <text:p>3455</text:p>
              </table:table-cell>
              <table:table-cell office:value-type="float" office:value="2293">
                <text:p>2293</text:p>
              </table:table-cell>
              <table:table-cell office:value-type="float" office:value="4543">
                <text:p>45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47">
                <text:p>10547</text:p>
              </table:table-cell>
              <table:table-cell office:value-type="float" office:value="3195">
                <text:p>3195</text:p>
              </table:table-cell>
              <table:table-cell office:value-type="float" office:value="2124">
                <text:p>2124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816">
                <text:p>10816</text:p>
              </table:table-cell>
              <table:table-cell office:value-type="float" office:value="3809">
                <text:p>3809</text:p>
              </table:table-cell>
              <table:table-cell office:value-type="float" office:value="2145">
                <text:p>2145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30">
                <text:p>9330</text:p>
              </table:table-cell>
              <table:table-cell office:value-type="float" office:value="3004">
                <text:p>3004</text:p>
              </table:table-cell>
              <table:table-cell office:value-type="float" office:value="1925">
                <text:p>1925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47">
                <text:p>8647</text:p>
              </table:table-cell>
              <table:table-cell office:value-type="float" office:value="3099">
                <text:p>3099</text:p>
              </table:table-cell>
              <table:table-cell office:value-type="float" office:value="2164">
                <text:p>2164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26">
                <text:p>8326</text:p>
              </table:table-cell>
              <table:table-cell office:value-type="float" office:value="3847">
                <text:p>3847</text:p>
              </table:table-cell>
              <table:table-cell office:value-type="float" office:value="2150">
                <text:p>215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131">
                <text:p>10131</text:p>
              </table:table-cell>
              <table:table-cell office:value-type="float" office:value="2839">
                <text:p>2839</text:p>
              </table:table-cell>
              <table:table-cell office:value-type="float" office:value="2207">
                <text:p>2207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730">
                <text:p>10730</text:p>
              </table:table-cell>
              <table:table-cell office:value-type="float" office:value="2909">
                <text:p>2909</text:p>
              </table:table-cell>
              <table:table-cell office:value-type="float" office:value="2250">
                <text:p>2250</text:p>
              </table:table-cell>
              <table:table-cell office:value-type="float" office:value="4722">
                <text:p>47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621">
                <text:p>8621</text:p>
              </table:table-cell>
              <table:table-cell office:value-type="float" office:value="2970">
                <text:p>2970</text:p>
              </table:table-cell>
              <table:table-cell office:value-type="float" office:value="2091">
                <text:p>2091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39">
                <text:p>9539</text:p>
              </table:table-cell>
              <table:table-cell office:value-type="float" office:value="3378">
                <text:p>3378</text:p>
              </table:table-cell>
              <table:table-cell office:value-type="float" office:value="2092">
                <text:p>2092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97">
                <text:p>7397</text:p>
              </table:table-cell>
              <table:table-cell office:value-type="float" office:value="3364">
                <text:p>3364</text:p>
              </table:table-cell>
              <table:table-cell office:value-type="float" office:value="2067">
                <text:p>2067</text:p>
              </table:table-cell>
              <table:table-cell office:value-type="float" office:value="4935">
                <text:p>49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07">
                <text:p>10407</text:p>
              </table:table-cell>
              <table:table-cell office:value-type="float" office:value="3861">
                <text:p>3861</text:p>
              </table:table-cell>
              <table:table-cell office:value-type="float" office:value="2075">
                <text:p>2075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38">
                <text:p>7638</text:p>
              </table:table-cell>
              <table:table-cell office:value-type="float" office:value="3919">
                <text:p>3919</text:p>
              </table:table-cell>
              <table:table-cell office:value-type="float" office:value="2163">
                <text:p>2163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31">
                <text:p>10731</text:p>
              </table:table-cell>
              <table:table-cell office:value-type="float" office:value="3380">
                <text:p>3380</text:p>
              </table:table-cell>
              <table:table-cell office:value-type="float" office:value="1901">
                <text:p>1901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74">
                <text:p>9874</text:p>
              </table:table-cell>
              <table:table-cell office:value-type="float" office:value="3166">
                <text:p>3166</text:p>
              </table:table-cell>
              <table:table-cell office:value-type="float" office:value="2105">
                <text:p>2105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67">
                <text:p>9267</text:p>
              </table:table-cell>
              <table:table-cell office:value-type="float" office:value="4010">
                <text:p>4010</text:p>
              </table:table-cell>
              <table:table-cell office:value-type="float" office:value="2098">
                <text:p>2098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50">
                <text:p>7850</text:p>
              </table:table-cell>
              <table:table-cell office:value-type="float" office:value="3526">
                <text:p>3526</text:p>
              </table:table-cell>
              <table:table-cell office:value-type="float" office:value="2198">
                <text:p>2198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469">
                <text:p>10469</text:p>
              </table:table-cell>
              <table:table-cell office:value-type="float" office:value="3453">
                <text:p>3453</text:p>
              </table:table-cell>
              <table:table-cell office:value-type="float" office:value="2244">
                <text:p>2244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402">
                <text:p>10402</text:p>
              </table:table-cell>
              <table:table-cell office:value-type="float" office:value="3535">
                <text:p>3535</text:p>
              </table:table-cell>
              <table:table-cell office:value-type="float" office:value="2179">
                <text:p>2179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54">
                <text:p>8454</text:p>
              </table:table-cell>
              <table:table-cell office:value-type="float" office:value="3499">
                <text:p>3499</text:p>
              </table:table-cell>
              <table:table-cell office:value-type="float" office:value="2021">
                <text:p>2021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12">
                <text:p>10112</text:p>
              </table:table-cell>
              <table:table-cell office:value-type="float" office:value="3010">
                <text:p>3010</text:p>
              </table:table-cell>
              <table:table-cell office:value-type="float" office:value="2287">
                <text:p>2287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74">
                <text:p>9074</text:p>
              </table:table-cell>
              <table:table-cell office:value-type="float" office:value="3249">
                <text:p>3249</text:p>
              </table:table-cell>
              <table:table-cell office:value-type="float" office:value="2029">
                <text:p>2029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941">
                <text:p>8941</text:p>
              </table:table-cell>
              <table:table-cell office:value-type="float" office:value="3291">
                <text:p>3291</text:p>
              </table:table-cell>
              <table:table-cell office:value-type="float" office:value="2044">
                <text:p>2044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644">
                <text:p>11644</text:p>
              </table:table-cell>
              <table:table-cell office:value-type="float" office:value="2962">
                <text:p>2962</text:p>
              </table:table-cell>
              <table:table-cell office:value-type="float" office:value="2244">
                <text:p>2244</text:p>
              </table:table-cell>
              <table:table-cell office:value-type="float" office:value="4682">
                <text:p>46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150">
                <text:p>10150</text:p>
              </table:table-cell>
              <table:table-cell office:value-type="float" office:value="2828">
                <text:p>2828</text:p>
              </table:table-cell>
              <table:table-cell office:value-type="float" office:value="2157">
                <text:p>2157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611">
                <text:p>9611</text:p>
              </table:table-cell>
              <table:table-cell office:value-type="float" office:value="3916">
                <text:p>3916</text:p>
              </table:table-cell>
              <table:table-cell office:value-type="float" office:value="2288">
                <text:p>2288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72">
                <text:p>9472</text:p>
              </table:table-cell>
              <table:table-cell office:value-type="float" office:value="3186">
                <text:p>3186</text:p>
              </table:table-cell>
              <table:table-cell office:value-type="float" office:value="2040">
                <text:p>2040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304">
                <text:p>11304</text:p>
              </table:table-cell>
              <table:table-cell office:value-type="float" office:value="3127">
                <text:p>3127</text:p>
              </table:table-cell>
              <table:table-cell office:value-type="float" office:value="2124">
                <text:p>2124</text:p>
              </table:table-cell>
              <table:table-cell office:value-type="float" office:value="4618">
                <text:p>46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23">
                <text:p>8423</text:p>
              </table:table-cell>
              <table:table-cell office:value-type="float" office:value="2872">
                <text:p>2872</text:p>
              </table:table-cell>
              <table:table-cell office:value-type="float" office:value="2153">
                <text:p>2153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569">
                <text:p>9569</text:p>
              </table:table-cell>
              <table:table-cell office:value-type="float" office:value="3685">
                <text:p>3685</text:p>
              </table:table-cell>
              <table:table-cell office:value-type="float" office:value="2059">
                <text:p>2059</text:p>
              </table:table-cell>
              <table:table-cell office:value-type="float" office:value="4362">
                <text:p>43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86">
                <text:p>9686</text:p>
              </table:table-cell>
              <table:table-cell office:value-type="float" office:value="3239">
                <text:p>3239</text:p>
              </table:table-cell>
              <table:table-cell office:value-type="float" office:value="2117">
                <text:p>2117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92">
                <text:p>10192</text:p>
              </table:table-cell>
              <table:table-cell office:value-type="float" office:value="3380">
                <text:p>3380</text:p>
              </table:table-cell>
              <table:table-cell office:value-type="float" office:value="2150">
                <text:p>2150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61">
                <text:p>9961</text:p>
              </table:table-cell>
              <table:table-cell office:value-type="float" office:value="3476">
                <text:p>3476</text:p>
              </table:table-cell>
              <table:table-cell office:value-type="float" office:value="2050">
                <text:p>2050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137">
                <text:p>10137</text:p>
              </table:table-cell>
              <table:table-cell office:value-type="float" office:value="2891">
                <text:p>2891</text:p>
              </table:table-cell>
              <table:table-cell office:value-type="float" office:value="2372">
                <text:p>2372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73">
                <text:p>9673</text:p>
              </table:table-cell>
              <table:table-cell office:value-type="float" office:value="3234">
                <text:p>3234</text:p>
              </table:table-cell>
              <table:table-cell office:value-type="float" office:value="1986">
                <text:p>1986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17">
                <text:p>7917</text:p>
              </table:table-cell>
              <table:table-cell office:value-type="float" office:value="3102">
                <text:p>3102</text:p>
              </table:table-cell>
              <table:table-cell office:value-type="float" office:value="2307">
                <text:p>2307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19">
                <text:p>8519</text:p>
              </table:table-cell>
              <table:table-cell office:value-type="float" office:value="3047">
                <text:p>3047</text:p>
              </table:table-cell>
              <table:table-cell office:value-type="float" office:value="2044">
                <text:p>2044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99">
                <text:p>7699</text:p>
              </table:table-cell>
              <table:table-cell office:value-type="float" office:value="3457">
                <text:p>3457</text:p>
              </table:table-cell>
              <table:table-cell office:value-type="float" office:value="2111">
                <text:p>2111</text:p>
              </table:table-cell>
              <table:table-cell office:value-type="float" office:value="4789">
                <text:p>47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565">
                <text:p>8565</text:p>
              </table:table-cell>
              <table:table-cell office:value-type="float" office:value="2898">
                <text:p>2898</text:p>
              </table:table-cell>
              <table:table-cell office:value-type="float" office:value="2288">
                <text:p>2288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87">
                <text:p>9887</text:p>
              </table:table-cell>
              <table:table-cell office:value-type="float" office:value="3282">
                <text:p>3282</text:p>
              </table:table-cell>
              <table:table-cell office:value-type="float" office:value="2179">
                <text:p>2179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54">
                <text:p>10054</text:p>
              </table:table-cell>
              <table:table-cell office:value-type="float" office:value="3384">
                <text:p>3384</text:p>
              </table:table-cell>
              <table:table-cell office:value-type="float" office:value="2237">
                <text:p>2237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50">
                <text:p>10350</text:p>
              </table:table-cell>
              <table:table-cell office:value-type="float" office:value="3355">
                <text:p>3355</text:p>
              </table:table-cell>
              <table:table-cell office:value-type="float" office:value="2111">
                <text:p>2111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22">
                <text:p>9922</text:p>
              </table:table-cell>
              <table:table-cell office:value-type="float" office:value="3729">
                <text:p>3729</text:p>
              </table:table-cell>
              <table:table-cell office:value-type="float" office:value="2103">
                <text:p>2103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61">
                <text:p>8461</text:p>
              </table:table-cell>
              <table:table-cell office:value-type="float" office:value="3615">
                <text:p>3615</text:p>
              </table:table-cell>
              <table:table-cell office:value-type="float" office:value="2139">
                <text:p>2139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28">
                <text:p>9128</text:p>
              </table:table-cell>
              <table:table-cell office:value-type="float" office:value="3209">
                <text:p>3209</text:p>
              </table:table-cell>
              <table:table-cell office:value-type="float" office:value="2159">
                <text:p>2159</text:p>
              </table:table-cell>
              <table:table-cell office:value-type="float" office:value="4449">
                <text:p>44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09">
                <text:p>10109</text:p>
              </table:table-cell>
              <table:table-cell office:value-type="float" office:value="3160">
                <text:p>3160</text:p>
              </table:table-cell>
              <table:table-cell office:value-type="float" office:value="2211">
                <text:p>2211</text:p>
              </table:table-cell>
              <table:table-cell office:value-type="float" office:value="4401">
                <text:p>44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